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was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gwas_id </text:p>
          </table:table-cell>
          <table:table-cell office:value-type="string" calcext:value-type="string">
            <text:p><text:s/>gwas_name <text:s text:c="28"/></text:p>
          </table:table-cell>
          <table:table-cell office:value-type="string" calcext:value-type="string">
            <text:p><text:s/>chromosome <text:s/></text:p>
          </table:table-cell>
          <table:table-cell office:value-type="string" calcext:value-type="string">
            <text:p><text:s/>linkage_group </text:p>
          </table:table-cell>
          <table:table-cell office:value-type="string" calcext:value-type="string">
            <text:p><text:s/>qtl_start </text:p>
          </table:table-cell>
          <table:table-cell office:value-type="string" calcext:value-type="string">
            <text:p><text:s/>qtl_end <text:s/></text:p>
          </table:table-cell>
          <table:table-cell office:value-type="string" calcext:value-type="string">
            <text:p><text:s/>assembly_versio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eed protein 3-g1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0743655" calcext:value-type="float">
            <text:p>307436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eed protein 3-g2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1127936" calcext:value-type="float">
            <text:p>311279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eed protein 3-g3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1083301" calcext:value-type="float">
            <text:p>210833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eed protein 3-g4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281310" calcext:value-type="float">
            <text:p>322813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eed protein 3-g5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382722" calcext:value-type="float">
            <text:p>323827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eed protein 3-g6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575639" calcext:value-type="float">
            <text:p>325756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eed protein 3-g7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20642" calcext:value-type="float">
            <text:p>327206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eed protein 3-g8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50902" calcext:value-type="float">
            <text:p>327509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eed protein 3-g9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80487" calcext:value-type="float">
            <text:p>327804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eed protein 3-g10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833826" calcext:value-type="float">
            <text:p>328338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eed protein 3-g11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3119884" calcext:value-type="float">
            <text:p>331198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eed protein 3-g12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846538" calcext:value-type="float">
            <text:p>38465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eed protein 3-g13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36757" calcext:value-type="float">
            <text:p>39367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eed protein 3-g14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37899" calcext:value-type="float">
            <text:p>39378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eed protein 3-g15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85288" calcext:value-type="float">
            <text:p>39852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eed protein 3-g16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6343911" calcext:value-type="float">
            <text:p>263439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eed protein 3-g17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597303" calcext:value-type="float">
            <text:p>55973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Seed protein 3-g18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666361" calcext:value-type="float">
            <text:p>56663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eed protein 3-g19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6571984" calcext:value-type="float">
            <text:p>465719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eed oil 4-g1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1083301" calcext:value-type="float">
            <text:p>210833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eed oil 4-g2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281310" calcext:value-type="float">
            <text:p>322813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Seed oil 4-g3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382722" calcext:value-type="float">
            <text:p>323827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Seed oil 4-g4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20642" calcext:value-type="float">
            <text:p>327206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Seed oil 4-g5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50902" calcext:value-type="float">
            <text:p>327509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Seed oil 4-g6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780487" calcext:value-type="float">
            <text:p>327804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Seed oil 4-g7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833826" calcext:value-type="float">
            <text:p>328338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eed oil 4-g8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3119884" calcext:value-type="float">
            <text:p>331198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Seed oil 4-g9 <text:s text:c="24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846538" calcext:value-type="float">
            <text:p>38465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Seed oil 4-g10 <text:s text:c="23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851525" calcext:value-type="float">
            <text:p>38515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Seed oil 4-g11 <text:s text:c="23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36757" calcext:value-type="float">
            <text:p>39367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Seed oil 4-g12 <text:s text:c="23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37899" calcext:value-type="float">
            <text:p>39378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Seed oil 4-g13 <text:s text:c="23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985288" calcext:value-type="float">
            <text:p>39852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eed oil 4-g14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55235" calcext:value-type="float">
            <text:p>418552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eed oil 4-g15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54786" calcext:value-type="float">
            <text:p>418547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eed oil 4-g16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31154" calcext:value-type="float">
            <text:p>418311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eed oil 4-g17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07117" calcext:value-type="float">
            <text:p>418071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Seed oil 4-g18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780982" calcext:value-type="float">
            <text:p>417809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eed oil 6-g1 <text:s text:c="2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43996" calcext:value-type="float">
            <text:p>418439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eed oil 6-g2 <text:s text:c="2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76457" calcext:value-type="float">
            <text:p>418764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eed oil 6-g3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2296452" calcext:value-type="float">
            <text:p>322964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eed oil 6-g4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601752" calcext:value-type="float">
            <text:p>6017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Seed yield 3-g1 <text:s text:c="22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18212" calcext:value-type="float">
            <text:p>5718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Seed yield 3-g2 <text:s text:c="22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671136" calcext:value-type="float">
            <text:p>46711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Seed yield 3-g3 <text:s text:c="22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97709" calcext:value-type="float">
            <text:p>5797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Seed yield 3-g4 <text:s text:c="22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622210" calcext:value-type="float">
            <text:p>56222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Seed yield 3-g5 <text:s text:c="2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157326" calcext:value-type="float">
            <text:p>301573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ed yield 3-g6 <text:s text:c="2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5074536" calcext:value-type="float">
            <text:p>150745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Seed weight 3-g1 <text:s text:c="21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05085" calcext:value-type="float">
            <text:p>1050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Seed weight 3-g2 <text:s text:c="21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21750" calcext:value-type="float">
            <text:p>217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eed weight 3-g3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18212" calcext:value-type="float">
            <text:p>5718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eed weight 3-g4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97709" calcext:value-type="float">
            <text:p>5797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Seed weight 3-g5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671136" calcext:value-type="float">
            <text:p>46711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Seed weight 3-g6 <text:s text:c="2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5074720" calcext:value-type="float">
            <text:p>50747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Seed weight 3-g7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6985620" calcext:value-type="float">
            <text:p>69856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Seed weight 3-g8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18212" calcext:value-type="float">
            <text:p>5718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lant height 3-g1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324187" calcext:value-type="float">
            <text:p>453241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lant height 3-g2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66572" calcext:value-type="float">
            <text:p>4526657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lant height 3-g3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557339" calcext:value-type="float">
            <text:p>455573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lant height 3-g4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642661" calcext:value-type="float">
            <text:p>456426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lant height 3-g5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4029" calcext:value-type="float">
            <text:p>452040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lant height 3-g6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370182" calcext:value-type="float">
            <text:p>453701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Plant height 3-g7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478026" calcext:value-type="float">
            <text:p>454780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lant height 3-g8 <text:s text:c="20"/></text:p>
          </table:table-cell>
          <table:table-cell office:value-type="string" calcext:value-type="string">
            <text:p><text:s/>ZZ <text:s text:c="9"/></text:p>
          </table:table-cell>
          <table:table-cell office:value-type="string" calcext:value-type="string">
            <text:p><text:s/>ZZ <text:s text:c="11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lant height 3-g9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64716" calcext:value-type="float">
            <text:p>449647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lant height 3-g10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0596492" calcext:value-type="float">
            <text:p>405964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Plant height 3-g11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2352993" calcext:value-type="float">
            <text:p>323529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lant height 3-g12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9062168" calcext:value-type="float">
            <text:p>19062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Plant height 3-g13 <text:s text:c="19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2967798" calcext:value-type="float">
            <text:p>2967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Plant height 3-g14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876857" calcext:value-type="float">
            <text:p>568768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Plant height 3-g15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9924241" calcext:value-type="float">
            <text:p>399242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lant height 3-g16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9521249" calcext:value-type="float">
            <text:p>495212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Plant height 3-g17 <text:s text:c="19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845000" calcext:value-type="float">
            <text:p>368450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Plant height 3-g18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3321090" calcext:value-type="float">
            <text:p>433210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Plant height 3-g19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2660205" calcext:value-type="float">
            <text:p>426602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lant height 3-g20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0608419" calcext:value-type="float">
            <text:p>406084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Plant height 3-g21 <text:s text:c="19"/></text:p>
          </table:table-cell>
          <table:table-cell office:value-type="string" calcext:value-type="string">
            <text:p><text:s/>scaffold_28 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64787" calcext:value-type="float">
            <text:p>647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lant height 3-g22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8957276" calcext:value-type="float">
            <text:p>389572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lant height 3-g23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8511359" calcext:value-type="float">
            <text:p>385113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Plant height 3-g24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9009502" calcext:value-type="float">
            <text:p>390095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Plant height 3-g25 <text:s text:c="19"/></text:p>
          </table:table-cell>
          <table:table-cell office:value-type="string" calcext:value-type="string">
            <text:p><text:s/>scaffold_28 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122454" calcext:value-type="float">
            <text:p>1224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Plant height 3-g26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8700130" calcext:value-type="float">
            <text:p>387001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Plant height 3-g27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8597425" calcext:value-type="float">
            <text:p>385974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Plant height 3-g28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8679910" calcext:value-type="float">
            <text:p>386799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Leaf carotenoid content 1-g1.1 <text:s text:c="7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3524524" calcext:value-type="float">
            <text:p>35245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Leaf carotenoid content 1-g1.2 <text:s text:c="7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4297976" calcext:value-type="float">
            <text:p>42979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Leaf carotenoid content 1-g2 <text:s text:c="9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6767604" calcext:value-type="float">
            <text:p>67676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Leaf carotenoid content 1-g3 <text:s text:c="9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4347373" calcext:value-type="float">
            <text:p>443473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Leaf carotenoid content 1-g4.1 <text:s text:c="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235471" calcext:value-type="float">
            <text:p>452354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Leaf carotenoid content 1-g4.2 <text:s text:c="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287419" calcext:value-type="float">
            <text:p>452874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Leaf carotenoid content 1-g4.3 <text:s text:c="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298329" calcext:value-type="float">
            <text:p>452983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Leaf carotenoid content 1-g4.4 <text:s text:c="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341780" calcext:value-type="float">
            <text:p>453417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Leaf carotenoid content 1-g4.5 <text:s text:c="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356241" calcext:value-type="float">
            <text:p>453562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Leaf carotenoid content 1-g5 <text:s text:c="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2178990" calcext:value-type="float">
            <text:p>121789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Leaf carotenoid content 1-g6 <text:s text:c="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3566184" calcext:value-type="float">
            <text:p>435661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Leaf carotenoid content 1-g7 <text:s text:c="9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33515" calcext:value-type="float">
            <text:p>44335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Leaf carotenoid content 1-g8 <text:s text:c="9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39682612" calcext:value-type="float">
            <text:p>396826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Leaf carotenoid content 1-g9 <text:s text:c="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779102" calcext:value-type="float">
            <text:p>257791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Leaf carotenoid content 1-g10 <text:s text:c="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790648" calcext:value-type="float">
            <text:p>297906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Leaf carotenoid content 1-g11 <text:s text:c="8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7742643" calcext:value-type="float">
            <text:p>77426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af carotenoid content 1-g12.1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137601" calcext:value-type="float">
            <text:p>481376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Leaf carotenoid content 1-g12.2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144839" calcext:value-type="float">
            <text:p>481448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eaf carotenoid content 1-g12.3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193117" calcext:value-type="float">
            <text:p>481931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Leaf carotenoid content 1-g12.4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194557" calcext:value-type="float">
            <text:p>481945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Leaf carotenoid content 1-g12.5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211214" calcext:value-type="float">
            <text:p>482112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Leaf carotenoid content 1-g13.1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346384" calcext:value-type="float">
            <text:p>93463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Leaf carotenoid content 1-g13.2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495115" calcext:value-type="float">
            <text:p>94951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Leaf carotenoid content 1-g13.3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536287" calcext:value-type="float">
            <text:p>95362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Leaf carotenoid content 1-g13.4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641514" calcext:value-type="float">
            <text:p>96415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Leaf carotenoid content 1-g13.5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663419" calcext:value-type="float">
            <text:p>96634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Leaf carotenoid content 1-g13.6 <text:s text:c="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9714629" calcext:value-type="float">
            <text:p>97146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Leaf carotenoid content 1-g14 <text:s text:c="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187424" calcext:value-type="float">
            <text:p>471874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First flower 5-g1.1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731893" calcext:value-type="float">
            <text:p>447318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First flower 5-g1.2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First flower 5-g1.3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465189" calcext:value-type="float">
            <text:p>454651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First flower 5-g2 <text:s text:c="20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5033166" calcext:value-type="float">
            <text:p>250331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First flower 5-g3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3183481" calcext:value-type="float">
            <text:p>431834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First flower 5-g4.1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182071" calcext:value-type="float">
            <text:p>101820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First flower 5-g4.2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286440" calcext:value-type="float">
            <text:p>102864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First flower 5-g5.1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2316110" calcext:value-type="float">
            <text:p>123161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First flower 5-g5.2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2408988" calcext:value-type="float">
            <text:p>124089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First flower 5-g6 <text:s text:c="20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919776" calcext:value-type="float">
            <text:p>39197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First flower 5-g7.1 <text:s text:c="18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057204" calcext:value-type="float">
            <text:p>200572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First flower 5-g7.2 <text:s text:c="18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097064" calcext:value-type="float">
            <text:p>200970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First flower 5-g7.3 <text:s text:c="18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297543" calcext:value-type="float">
            <text:p>202975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First flower 5-g8.1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5594506" calcext:value-type="float">
            <text:p>455945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First flower 5-g8.2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5632566" calcext:value-type="float">
            <text:p>456325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First flower 5-g9 <text:s text:c="20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20746" calcext:value-type="float">
            <text:p>108207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First flower 5-g10.1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475503" calcext:value-type="float">
            <text:p>54755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First flower 5-g10.2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504773" calcext:value-type="float">
            <text:p>55047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First flower 5-g10.3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529926" calcext:value-type="float">
            <text:p>55299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First flower 5-g11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7346921" calcext:value-type="float">
            <text:p>473469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First flower 5-g12.1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69028" calcext:value-type="float">
            <text:p>572690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First flower 5-g12.2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69374" calcext:value-type="float">
            <text:p>57269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First flower 5-g12.3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72016" calcext:value-type="float">
            <text:p>572720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First flower 5-g13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4256561" calcext:value-type="float">
            <text:p>342565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Interbranch length 1-g1.1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2774588" calcext:value-type="float">
            <text:p>427745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Interbranch length 1-g1.2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3169" calcext:value-type="float">
            <text:p>452031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Interbranch length 1-g1.3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737870" calcext:value-type="float">
            <text:p>467378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Interbranch length 1-g2.1 <text:s text:c="1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9172865" calcext:value-type="float">
            <text:p>191728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Interbranch length 1-g2.2 <text:s text:c="1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1642015" calcext:value-type="float">
            <text:p>216420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Branching 1-g1.1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6229" calcext:value-type="float">
            <text:p>556262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Branching 1-g1.2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8880" calcext:value-type="float">
            <text:p>556288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Canopy width 1-g1.1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8932768" calcext:value-type="float">
            <text:p>389327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Canopy width 1-g1.2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8936586" calcext:value-type="float">
            <text:p>389365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Canopy width 1-g2.1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6606460" calcext:value-type="float">
            <text:p>366064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Canopy width 1-g2.2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6661427" calcext:value-type="float">
            <text:p>366614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Canopy width 1-g3.1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600788" calcext:value-type="float">
            <text:p>466007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Canopy width 1-g3.2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601442" calcext:value-type="float">
            <text:p>466014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Canopy width 1-g3.3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737870" calcext:value-type="float">
            <text:p>467378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Leaflet chlorophyll 2-g1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658142" calcext:value-type="float">
            <text:p>376581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Leaflet chlorophyll 2-g2.1 <text:s text:c="1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229649" calcext:value-type="float">
            <text:p>312296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Leaflet chlorophyll 2-g2.2 <text:s text:c="1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229668" calcext:value-type="float">
            <text:p>312296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Leaflet chlorophyll 2-g3.1 <text:s text:c="1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3185039" calcext:value-type="float">
            <text:p>331850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Leaflet chlorophyll 2-g3.2 <text:s text:c="1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3185121" calcext:value-type="float">
            <text:p>331851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Leaflet chlorophyll 2-g3.3 <text:s text:c="1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3304202" calcext:value-type="float">
            <text:p>333042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Leaflet chlorophyll 2-g4 <text:s text:c="13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6944172" calcext:value-type="float">
            <text:p>694417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Leaflet chlorophyll 2-g5 <text:s text:c="13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0272746" calcext:value-type="float">
            <text:p>502727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Leaflet chlorophyll 2-g6 <text:s text:c="13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543629" calcext:value-type="float">
            <text:p>5436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eed palmitic 2-g1.1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925502" calcext:value-type="float">
            <text:p>9255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eed palmitic 2-g1.2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050109" calcext:value-type="float">
            <text:p>10501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eed palmitic 2-g1.3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476699" calcext:value-type="float">
            <text:p>1476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eed palmitic 2-g2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581961" calcext:value-type="float">
            <text:p>505819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eed palmitic 2-g3.1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2438597" calcext:value-type="float">
            <text:p>24385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eed palmitic 2-g3.2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2439024" calcext:value-type="float">
            <text:p>24390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eed long-chain fatty acid 1-g1.1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925502" calcext:value-type="float">
            <text:p>9255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eed long-chain fatty acid 1-g1.2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140198" calcext:value-type="float">
            <text:p>11401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eed long-chain fatty acid 1-g1.3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476699" calcext:value-type="float">
            <text:p>1476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eed long-chain fatty acid 1-g2.1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692088" calcext:value-type="float">
            <text:p>16920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eed long-chain fatty acid 1-g2.2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701656" calcext:value-type="float">
            <text:p>17016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eed long-chain fatty acid 1-g2.3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716595" calcext:value-type="float">
            <text:p>17165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eed long-chain fatty acid 1-g3.1 <text:s text:c="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4070515" calcext:value-type="float">
            <text:p>140705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eed long-chain fatty acid 1-g3.2 <text:s text:c="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4109681" calcext:value-type="float">
            <text:p>141096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Seed long-chain fatty acid 1-g3.3 <text:s text:c="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4114485" calcext:value-type="float">
            <text:p>141144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eed long-chain fatty acid 1-g4.1 <text:s text:c="4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2101652" calcext:value-type="float">
            <text:p>21016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eed long-chain fatty acid 1-g4.2 <text:s text:c="4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2120885" calcext:value-type="float">
            <text:p>21208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Seed long-chain fatty acid 1-g4.3 <text:s text:c="4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2126907" calcext:value-type="float">
            <text:p>21269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eed long-chain fatty acid 1-g5.1 <text:s text:c="4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795759" calcext:value-type="float">
            <text:p>107957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Seed long-chain fatty acid 1-g5.2 <text:s text:c="4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26709" calcext:value-type="float">
            <text:p>10826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Seed long-chain fatty acid 1-g5.3 <text:s text:c="4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76169" calcext:value-type="float">
            <text:p>108761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Seed stearic 1-g1.1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886706" calcext:value-type="float">
            <text:p>198867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Seed stearic 1-g1.2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955907" calcext:value-type="float">
            <text:p>199559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Seed stearic 1-g1.3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985370" calcext:value-type="float">
            <text:p>199853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eed stearic 1-g2.1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501628" calcext:value-type="float">
            <text:p>125016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Seed stearic 1-g2.2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704607" calcext:value-type="float">
            <text:p>127046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Seed stearic 1-g2.3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954110" calcext:value-type="float">
            <text:p>129541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Seed stearic 1-g3.1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5199586" calcext:value-type="float">
            <text:p>151995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eed stearic 1-g3.2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7456087" calcext:value-type="float">
            <text:p>174560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Seed stearic 1-g3.3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9630147" calcext:value-type="float">
            <text:p>196301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Seed stearic 1-g4.1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4771615" calcext:value-type="float">
            <text:p>347716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Seed stearic 1-g4.2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9684297" calcext:value-type="float">
            <text:p>396842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Seed stearic 1-g4.3 <text:s text:c="18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0356659" calcext:value-type="float">
            <text:p>403566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Seed long-chain fatty acid 1-g6.1 <text:s text:c="4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851000" calcext:value-type="float">
            <text:p>198510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Seed long-chain fatty acid 1-g6.2 <text:s text:c="4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886706" calcext:value-type="float">
            <text:p>198867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Seed long-chain fatty acid 1-g6.3 <text:s text:c="4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997509" calcext:value-type="float">
            <text:p>199975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Seed long-chain fatty acid 1-g7.1 <text:s text:c="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500458" calcext:value-type="float">
            <text:p>125004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Seed long-chain fatty acid 1-g7.2 <text:s text:c="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702388" calcext:value-type="float">
            <text:p>127023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Seed long-chain fatty acid 1-g7.3 <text:s text:c="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989558" calcext:value-type="float">
            <text:p>129895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Seed long-chain fatty acid 1-g8.1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4985465" calcext:value-type="float">
            <text:p>149854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eed long-chain fatty acid 1-g8.2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7456087" calcext:value-type="float">
            <text:p>174560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Seed long-chain fatty acid 1-g8.3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9660594" calcext:value-type="float">
            <text:p>196605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eed long-chain fatty acid 1-g9.1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4208617" calcext:value-type="float">
            <text:p>342086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eed long-chain fatty acid 1-g9.2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9684297" calcext:value-type="float">
            <text:p>396842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Seed long-chain fatty acid 1-g9.3 <text:s text:c="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0536866" calcext:value-type="float">
            <text:p>405368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eed alpha-linolenic acid 1-g1.1 <text:s text:c="5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5365622" calcext:value-type="float">
            <text:p>53656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eed alpha-linolenic acid 1-g1.2 <text:s text:c="5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5369762" calcext:value-type="float">
            <text:p>53697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eed alpha-linolenic acid 1-g2.1 <text:s text:c="5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09173" calcext:value-type="float">
            <text:p>459091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eed alpha-linolenic acid 1-g2.2 <text:s text:c="5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85528" calcext:value-type="float">
            <text:p>459855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eed alpha-linolenic acid 1-g2.3 <text:s text:c="5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019811" calcext:value-type="float">
            <text:p>460198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Seed long-chain fatty acid 1-g10.1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27234" calcext:value-type="float">
            <text:p>459272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eed long-chain fatty acid 1-g10.2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85528" calcext:value-type="float">
            <text:p>459855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Flower color 2-g1.1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6609051" calcext:value-type="float">
            <text:p>166090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Flower color 2-g1.2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7307394" calcext:value-type="float">
            <text:p>173073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Flower color 2-g1.3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9868544" calcext:value-type="float">
            <text:p>198685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First flower 5-g14.1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0012587" calcext:value-type="float">
            <text:p>400125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First flower 5-g14.2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0016323" calcext:value-type="float">
            <text:p>400163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irst flower 5-g15.1 <text:s text:c="17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710944" calcext:value-type="float">
            <text:p>447109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First flower 5-g15.2 <text:s text:c="17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First flower 5-g15.3 <text:s text:c="17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465189" calcext:value-type="float">
            <text:p>454651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First flower 5-g16.1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4962516" calcext:value-type="float">
            <text:p>249625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irst flower 5-g16.2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5033166" calcext:value-type="float">
            <text:p>250331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First flower 5-g16.3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5055297" calcext:value-type="float">
            <text:p>250552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First flower 5-g17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3183481" calcext:value-type="float">
            <text:p>431834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First flower 5-g18 <text:s text:c="19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2893024" calcext:value-type="float">
            <text:p>28930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irst flower 5-g19.1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9815707" calcext:value-type="float">
            <text:p>98157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First flower 5-g19.2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182071" calcext:value-type="float">
            <text:p>101820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irst flower 5-g19.3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286440" calcext:value-type="float">
            <text:p>102864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First flower 5-g20.1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2316110" calcext:value-type="float">
            <text:p>123161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irst flower 5-g20.2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2408115" calcext:value-type="float">
            <text:p>124081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First flower 5-g21 <text:s text:c="19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919776" calcext:value-type="float">
            <text:p>39197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First flower 5-g22.1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5139801" calcext:value-type="float">
            <text:p>51398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First flower 5-g22.2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5146262" calcext:value-type="float">
            <text:p>51462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First flower 5-g23.1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9178035" calcext:value-type="float">
            <text:p>191780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First flower 5-g23.2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097064" calcext:value-type="float">
            <text:p>200970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First flower 5-g23.3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299454" calcext:value-type="float">
            <text:p>202994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First flower 5-g24.1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20746" calcext:value-type="float">
            <text:p>108207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First flower 5-g24.2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36170" calcext:value-type="float">
            <text:p>108361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irst flower 5-g25.1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718686" calcext:value-type="float">
            <text:p>317186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First flower 5-g25.2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730516" calcext:value-type="float">
            <text:p>317305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First flower 5-g25.3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731024" calcext:value-type="float">
            <text:p>317310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First flower 5-g26.1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475503" calcext:value-type="float">
            <text:p>54755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First flower 5-g26.2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504773" calcext:value-type="float">
            <text:p>55047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First flower 5-g26.3 <text:s text:c="17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529926" calcext:value-type="float">
            <text:p>55299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irst flower 5-g27.1 <text:s text:c="17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478851" calcext:value-type="float">
            <text:p>374788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First flower 5-g27.2 <text:s text:c="17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498490" calcext:value-type="float">
            <text:p>374984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First flower 5-g28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2744442" calcext:value-type="float">
            <text:p>127444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First flower 5-g29.1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3133351" calcext:value-type="float">
            <text:p>131333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First flower 5-g29.2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3160907" calcext:value-type="float">
            <text:p>131609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First flower 5-g29.3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3160963" calcext:value-type="float">
            <text:p>131609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First flower 5-g30.1 <text:s text:c="17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2233815" calcext:value-type="float">
            <text:p>22338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First flower 5-g30.2 <text:s text:c="17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2239470" calcext:value-type="float">
            <text:p>22394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First flower 5-g30.3 <text:s text:c="17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2239543" calcext:value-type="float">
            <text:p>22395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First flower 5-g31.1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69374" calcext:value-type="float">
            <text:p>57269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First flower 5-g31.2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72016" calcext:value-type="float">
            <text:p>572720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First flower 5-g32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4256561" calcext:value-type="float">
            <text:p>342565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Hilum color 2-g1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0138000" calcext:value-type="float">
            <text:p>201380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Hilum color 2-g2.1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360663" calcext:value-type="float">
            <text:p>83606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Hilum color 2-g2.2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402284" calcext:value-type="float">
            <text:p>84022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Hilum color 2-g2.3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608730" calcext:value-type="float">
            <text:p>86087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Hilum color 2-g3.1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1469073" calcext:value-type="float">
            <text:p>114690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Hilum color 2-g3.2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1469073" calcext:value-type="float">
            <text:p>114690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Hilum color 2-g3.3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1469073" calcext:value-type="float">
            <text:p>114690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Hilum color 2-g4.1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4158294" calcext:value-type="float">
            <text:p>141582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Hilum color 2-g4.2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4158294" calcext:value-type="float">
            <text:p>141582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Hilum color 2-g4.3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4158294" calcext:value-type="float">
            <text:p>141582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Hilum color 2-g5.1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062400" calcext:value-type="float">
            <text:p>300624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Hilum color 2-g5.2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062400" calcext:value-type="float">
            <text:p>300624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Hilum color 2-g5.3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062400" calcext:value-type="float">
            <text:p>300624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Hilum color 2-g6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902659" calcext:value-type="float">
            <text:p>369026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Seed amino acids 1-g1.1 <text:s text:c="1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67" calcext:value-type="float">
            <text:p>534864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eed amino acids 1-g1.2 <text:s text:c="1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650" calcext:value-type="float">
            <text:p>534866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eed amino acids 1-g2.1 <text:s text:c="14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40" calcext:value-type="float">
            <text:p>35266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Seed amino acids 1-g2.2 <text:s text:c="14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58" calcext:value-type="float">
            <text:p>352661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eed amino acids 1-g2.3 <text:s text:c="14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324" calcext:value-type="float">
            <text:p>352663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eed amino acids 1-g3 <text:s text:c="16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3309127" calcext:value-type="float">
            <text:p>333091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eed amino acids 1-g4.1 <text:s text:c="1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775" calcext:value-type="float">
            <text:p>2546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Seed amino acids 1-g4.2 <text:s text:c="1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eed amino acids 1-g5.1 <text:s text:c="1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66" calcext:value-type="float">
            <text:p>5055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Seed amino acids 1-g5.2 <text:s text:c="1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74" calcext:value-type="float">
            <text:p>50554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Seed amino acids 1-g6.1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22267" calcext:value-type="float">
            <text:p>24222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eed amino acids 1-g6.2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28789" calcext:value-type="float">
            <text:p>24287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Seed amino acids 1-g6.3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36611" calcext:value-type="float">
            <text:p>24366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eed amino acids 1-g7 <text:s text:c="16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eed amino acids 1-g8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989187" calcext:value-type="float">
            <text:p>9891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Seed amino acids 1-g9.1 <text:s text:c="1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67" calcext:value-type="float">
            <text:p>534864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Seed amino acids 1-g9.2 <text:s text:c="1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90" calcext:value-type="float">
            <text:p>534864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eed amino acids 1-g9.3 <text:s text:c="1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686" calcext:value-type="float">
            <text:p>534866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Seed amino acids 1-g10.1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40" calcext:value-type="float">
            <text:p>35266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Seed amino acids 1-g10.2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58" calcext:value-type="float">
            <text:p>352661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Seed amino acids 1-g10.3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324" calcext:value-type="float">
            <text:p>352663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Seed amino acids 1-g11 <text:s text:c="15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3309127" calcext:value-type="float">
            <text:p>333091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Seed amino acids 1-g12.1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775" calcext:value-type="float">
            <text:p>2546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Seed amino acids 1-g12.2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Seed amino acids 1-g13.1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66" calcext:value-type="float">
            <text:p>5055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Seed amino acids 1-g13.2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74" calcext:value-type="float">
            <text:p>50554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Seed amino acids 1-g14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90" calcext:value-type="float">
            <text:p>534864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Seed amino acids 1-g15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36611" calcext:value-type="float">
            <text:p>24366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Seed amino acids 1-g16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eed amino acids 1-g17 <text:s text:c="15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8215861" calcext:value-type="float">
            <text:p>382158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Seed amino acids 1-g18.1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989187" calcext:value-type="float">
            <text:p>9891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Seed amino acids 1-g18.2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989204" calcext:value-type="float">
            <text:p>9892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Seed amino acids 1-g19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2181558" calcext:value-type="float">
            <text:p>21815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Seed amino acids 1-g20.1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67" calcext:value-type="float">
            <text:p>534864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Seed amino acids 1-g20.2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686" calcext:value-type="float">
            <text:p>534866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eed amino acids 1-g21.1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40" calcext:value-type="float">
            <text:p>35266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Seed amino acids 1-g21.2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324" calcext:value-type="float">
            <text:p>352663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eed amino acids 1-g22 <text:s text:c="15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3309127" calcext:value-type="float">
            <text:p>333091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Seed amino acids 1-g23.1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775" calcext:value-type="float">
            <text:p>2546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eed amino acids 1-g23.2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Seed amino acids 1-g24.1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66" calcext:value-type="float">
            <text:p>5055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eed amino acids 1-g24.2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74" calcext:value-type="float">
            <text:p>50554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Seed amino acids 1-g25.1 <text:s text:c="1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806855" calcext:value-type="float">
            <text:p>448068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Seed amino acids 1-g25.2 <text:s text:c="1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12660" calcext:value-type="float">
            <text:p>449126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Seed amino acids 1-g25.3 <text:s text:c="1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22846" calcext:value-type="float">
            <text:p>449228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Leaflet area 1-g1.1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408048" calcext:value-type="float">
            <text:p>354080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Leaflet area 1-g1.2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Leaflet area 1-g1.3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674350" calcext:value-type="float">
            <text:p>36674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Leaflet area 1-g2.1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958986" calcext:value-type="float">
            <text:p>29589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Leaflet area 1-g2.2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961780" calcext:value-type="float">
            <text:p>29617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Leaflet area 1-g3.1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3539" calcext:value-type="float">
            <text:p>451435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Leaflet area 1-g3.2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8240" calcext:value-type="float">
            <text:p>451482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Leaflet area 1-g3.3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51648" calcext:value-type="float">
            <text:p>451516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Leaflet length 1-g1.1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19212" calcext:value-type="float">
            <text:p>35819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Leaflet length 1-g1.2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Leaflet length 1-g1.3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429226" calcext:value-type="float">
            <text:p>364292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Leaflet shape 1-g1.1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978574" calcext:value-type="float">
            <text:p>369785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Leaflet shape 1-g1.2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990764" calcext:value-type="float">
            <text:p>369907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Leaflet shape 1-g1.3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7081007" calcext:value-type="float">
            <text:p>37081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Leaflet shape 1-g2.1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9755185" calcext:value-type="float">
            <text:p>397551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Leaflet shape 1-g2.2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9890441" calcext:value-type="float">
            <text:p>398904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Leaflet shape 1-g3.1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348041" calcext:value-type="float">
            <text:p>463480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Leaflet shape 1-g3.2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680049" calcext:value-type="float">
            <text:p>466800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Leaflet shape 1-g3.3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7053817" calcext:value-type="float">
            <text:p>470538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Leaflet shape 1-g4.1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501775" calcext:value-type="float">
            <text:p>55501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Leaflet shape 1-g4.2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546113" calcext:value-type="float">
            <text:p>5554611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Leaflet shape 1-g4.3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552164" calcext:value-type="float">
            <text:p>555521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Leaflet shape 1-g5.1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4667185" calcext:value-type="float">
            <text:p>346671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Leaflet shape 1-g5.2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Leaflet shape 1-g5.3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7127728" calcext:value-type="float">
            <text:p>371277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Leaflet width 1-g1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332156" calcext:value-type="float">
            <text:p>303321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Leaflet width 1-g2.1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4772220" calcext:value-type="float">
            <text:p>347722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Leaflet width 1-g2.2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Leaflet width 1-g2.3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767928" calcext:value-type="float">
            <text:p>367679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Leaflet width 1-g3.1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512749" calcext:value-type="float">
            <text:p>105127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Leaflet width 1-g3.2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512883" calcext:value-type="float">
            <text:p>105128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Leaflet width 1-g3.3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565355" calcext:value-type="float">
            <text:p>105653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Leaflet width 1-g4.1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958986" calcext:value-type="float">
            <text:p>29589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Leaflet width 1-g4.2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961780" calcext:value-type="float">
            <text:p>29617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Leaflet width 1-g5.1 <text:s text:c="17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3539" calcext:value-type="float">
            <text:p>451435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Leaflet width 1-g5.2 <text:s text:c="17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3999" calcext:value-type="float">
            <text:p>451439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Leaflet width 1-g5.3 <text:s text:c="17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53317" calcext:value-type="float">
            <text:p>452533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Lodging 1-g1.1 <text:s text:c="2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826476" calcext:value-type="float">
            <text:p>448264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Lodging 1-g1.2 <text:s text:c="2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31781" calcext:value-type="float">
            <text:p>451317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Lodging 1-g1.3 <text:s text:c="2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81163" calcext:value-type="float">
            <text:p>452811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Seed set 1-g1 <text:s text:c="24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4797903" calcext:value-type="float">
            <text:p>147979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Seed set 1-g2 <text:s text:c="2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539660" calcext:value-type="float">
            <text:p>125396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Seed set 1-g3 <text:s text:c="2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5995777" calcext:value-type="float">
            <text:p>359957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Seed set 1-g4.1 <text:s text:c="22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0270206" calcext:value-type="float">
            <text:p>502702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Seed set 1-g4.2 <text:s text:c="22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0981304" calcext:value-type="float">
            <text:p>509813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Seed set 1-g4.3 <text:s text:c="22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1354084" calcext:value-type="float">
            <text:p>513540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Seed set 1-g5.1 <text:s text:c="2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408048" calcext:value-type="float">
            <text:p>354080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eed set 1-g5.2 <text:s text:c="2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eed set 1-g5.3 <text:s text:c="2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674350" calcext:value-type="float">
            <text:p>36674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Seed set 1-g6.1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4595284" calcext:value-type="float">
            <text:p>345952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Seed set 1-g6.2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4901192" calcext:value-type="float">
            <text:p>349011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eed set 1-g6.3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5011212" calcext:value-type="float">
            <text:p>35011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Seed set 1-g7 <text:s text:c="2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955096" calcext:value-type="float">
            <text:p>509550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eed set 1-g8.1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8911653" calcext:value-type="float">
            <text:p>89116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Seed set 1-g8.2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8911723" calcext:value-type="float">
            <text:p>89117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Seed set 1-g9.1 <text:s text:c="2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631174" calcext:value-type="float">
            <text:p>236311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eed set 1-g9.2 <text:s text:c="2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649175" calcext:value-type="float">
            <text:p>236491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Seed set 1-g10 <text:s text:c="2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863861" calcext:value-type="float">
            <text:p>238638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eed set 1-g11 <text:s text:c="2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2039777" calcext:value-type="float">
            <text:p>520397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Seed set 1-g12.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4459921" calcext:value-type="float">
            <text:p>144599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Seed set 1-g12.2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4463444" calcext:value-type="float">
            <text:p>144634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eed set 1-g13.1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659279" calcext:value-type="float">
            <text:p>6592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Seed set 1-g13.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669584" calcext:value-type="float">
            <text:p>6695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Seed set 1-g14.1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3533018" calcext:value-type="float">
            <text:p>335330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Seed set 1-g14.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3542939" calcext:value-type="float">
            <text:p>335429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Seed set 1-g15.1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0962492" calcext:value-type="float">
            <text:p>109624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eed set 1-g15.2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0979773" calcext:value-type="float">
            <text:p>109797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Seed set 1-g16.1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6433091" calcext:value-type="float">
            <text:p>464330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Seed set 1-g16.2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6454061" calcext:value-type="float">
            <text:p>464540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Seed set 1-g17.1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215373" calcext:value-type="float">
            <text:p>32153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eed set 1-g17.2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222171" calcext:value-type="float">
            <text:p>32221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Seed set 1-g17.3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224372" calcext:value-type="float">
            <text:p>322437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Seed set 1-g18.1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362354" calcext:value-type="float">
            <text:p>53623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Seed set 1-g18.2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411439" calcext:value-type="float">
            <text:p>54114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Seed set 1-g19.1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509317" calcext:value-type="float">
            <text:p>55093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Seed set 1-g19.2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692082" calcext:value-type="float">
            <text:p>56920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ed set 1-g20 <text:s text:c="23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8592784" calcext:value-type="float">
            <text:p>385927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Seed set 1-g21.1 <text:s text:c="21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6034965" calcext:value-type="float">
            <text:p>360349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Seed set 1-g21.2 <text:s text:c="21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6035091" calcext:value-type="float">
            <text:p>360350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Seed set 1-g22.1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1584082" calcext:value-type="float">
            <text:p>515840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eed set 1-g22.2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1678296" calcext:value-type="float">
            <text:p>516782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Seed set 1-g22.3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1684068" calcext:value-type="float">
            <text:p>516840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Seed set 1-g23.1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940116" calcext:value-type="float">
            <text:p>559401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eed set 1-g23.2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137255" calcext:value-type="float">
            <text:p>561372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Seed set 1-g23.3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472919" calcext:value-type="float">
            <text:p>564729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Seed set 1-g24.1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26860" calcext:value-type="float">
            <text:p>449268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Seed set 1-g24.2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26990" calcext:value-type="float">
            <text:p>449269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Seed set 1-g24.3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946040" calcext:value-type="float">
            <text:p>449460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eed set 1-g25.1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26708" calcext:value-type="float">
            <text:p>504267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Seed set 1-g25.2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58245" calcext:value-type="float">
            <text:p>504582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Seed set 1-g25.3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88039" calcext:value-type="float">
            <text:p>504880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Seed set 1-g26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566848" calcext:value-type="float">
            <text:p>235668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Seed set 1-g26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712209" calcext:value-type="float">
            <text:p>237122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Seed set 1-g26.3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4090210" calcext:value-type="float">
            <text:p>240902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Seed set 1-g27.1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873069" calcext:value-type="float">
            <text:p>448730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Seed set 1-g27.2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899429" calcext:value-type="float">
            <text:p>458994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Seed set 1-g28 <text:s text:c="23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327729" calcext:value-type="float">
            <text:p>43277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Seed set 1-g29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034903" calcext:value-type="float">
            <text:p>290349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Seed set 1-g29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064846" calcext:value-type="float">
            <text:p>290648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Seed set 1-g29.3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802713" calcext:value-type="float">
            <text:p>2980271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Seed set 1-g30 <text:s text:c="23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037203" calcext:value-type="float">
            <text:p>550372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Plant height 5-g1.1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961185" calcext:value-type="float">
            <text:p>449611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Plant height 5-g1.2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Plant height 5-g2 <text:s text:c="20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4980454" calcext:value-type="float">
            <text:p>49804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Plant height 5-g3.1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323024" calcext:value-type="float">
            <text:p>443230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Plant height 5-g3.2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5190" calcext:value-type="float">
            <text:p>452051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Plant height 5-g3.3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340503" calcext:value-type="float">
            <text:p>463405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Plant height 5-g4.1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048864" calcext:value-type="float">
            <text:p>550488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Plant height 5-g4.2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8880" calcext:value-type="float">
            <text:p>556288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Plant height 5-g4.3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784929" calcext:value-type="float">
            <text:p>557849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R8 full maturity 5-g1 <text:s text:c="16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854422" calcext:value-type="float">
            <text:p>418544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R8 full maturity 5-g2.1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587441" calcext:value-type="float">
            <text:p>445874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R8 full maturity 5-g2.2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R8 full maturity 5-g2.3 <text:s text:c="1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548620" calcext:value-type="float">
            <text:p>455486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R8 full maturity 5-g3 <text:s text:c="16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6742623" calcext:value-type="float">
            <text:p>467426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R8 full maturity 5-g4.1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7495898" calcext:value-type="float">
            <text:p>274958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R8 full maturity 5-g4.2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7954220" calcext:value-type="float">
            <text:p>279542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R8 full maturity 5-g4.3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7956742" calcext:value-type="float">
            <text:p>279567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Pod shattering 1-g1.1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495010" calcext:value-type="float">
            <text:p>294950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Pod shattering 1-g1.2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959803" calcext:value-type="float">
            <text:p>299598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Pod shattering 1-g1.3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0188301" calcext:value-type="float">
            <text:p>301883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Pubescence color 2-g1.1 <text:s text:c="1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5188204" calcext:value-type="float">
            <text:p>451882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ubescence color 2-g1.2 <text:s text:c="1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5301350" calcext:value-type="float">
            <text:p>45301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Pubescence color 2-g1.3 <text:s text:c="14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5546666" calcext:value-type="float">
            <text:p>455466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Pubescence color 2-g2.1 <text:s text:c="1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6701822" calcext:value-type="float">
            <text:p>167018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Pubescence color 2-g2.2 <text:s text:c="1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8734414" calcext:value-type="float">
            <text:p>187344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Pubescence color 2-g2.3 <text:s text:c="1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9482848" calcext:value-type="float">
            <text:p>194828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Pubescence color 2-g3.1 <text:s text:c="14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16899433" calcext:value-type="float">
            <text:p>168994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Pubescence color 2-g3.2 <text:s text:c="14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16906312" calcext:value-type="float">
            <text:p>169063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Pubescence color 2-g4.1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1439581" calcext:value-type="float">
            <text:p>14395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Pubescence color 2-g4.2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1440263" calcext:value-type="float">
            <text:p>14402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Pubescence color 2-g4.3 <text:s text:c="1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1445782" calcext:value-type="float">
            <text:p>14457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Seed long-chain fatty acid 1-g11.1 <text:s text:c="3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851000" calcext:value-type="float">
            <text:p>198510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Seed long-chain fatty acid 1-g11.2 <text:s text:c="3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951148" calcext:value-type="float">
            <text:p>199511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eed long-chain fatty acid 1-g11.3 <text:s text:c="3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9961433" calcext:value-type="float">
            <text:p>199614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Seed long-chain fatty acid 1-g12 <text:s text:c="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003522" calcext:value-type="float">
            <text:p>40035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Seed long-chain fatty acid 1-g13.1 <text:s text:c="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525686" calcext:value-type="float">
            <text:p>125256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Seed long-chain fatty acid 1-g13.2 <text:s text:c="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917268" calcext:value-type="float">
            <text:p>129172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Seed long-chain fatty acid 1-g13.3 <text:s text:c="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958942" calcext:value-type="float">
            <text:p>129589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Seed long-chain fatty acid 1-g14.1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116077" calcext:value-type="float">
            <text:p>11160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Seed long-chain fatty acid 1-g14.2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120475" calcext:value-type="float">
            <text:p>11204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Seed long-chain fatty acid 1-g15.1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5191684" calcext:value-type="float">
            <text:p>151916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Seed long-chain fatty acid 1-g15.2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7083726" calcext:value-type="float">
            <text:p>170837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Seed long-chain fatty acid 1-g15.3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9630147" calcext:value-type="float">
            <text:p>196301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Seed long-chain fatty acid 1-g16.1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4381036" calcext:value-type="float">
            <text:p>343810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Seed long-chain fatty acid 1-g16.2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9684297" calcext:value-type="float">
            <text:p>396842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Seed long-chain fatty acid 1-g16.3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0409746" calcext:value-type="float">
            <text:p>404097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Seed long-chain fatty acid 1-g17 <text:s text:c="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Seed long-chain fatty acid 1-g18.1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07223" calcext:value-type="float">
            <text:p>459072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Seed long-chain fatty acid 1-g18.2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938204" calcext:value-type="float">
            <text:p>459382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Seed long-chain fatty acid 1-g18.3 <text:s text:c="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067489" calcext:value-type="float">
            <text:p>460674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Seed set 1-g31 <text:s text:c="2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2539660" calcext:value-type="float">
            <text:p>125396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eed set 1-g32.1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990764" calcext:value-type="float">
            <text:p>369907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Seed set 1-g32.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7081007" calcext:value-type="float">
            <text:p>37081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eed set 1-g33 <text:s text:c="2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5995777" calcext:value-type="float">
            <text:p>359957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Seed set 1-g34 <text:s text:c="2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320138" calcext:value-type="float">
            <text:p>83201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Seed set 1-g35 <text:s text:c="2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6990280" calcext:value-type="float">
            <text:p>169902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Seed set 1-g36.1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0981304" calcext:value-type="float">
            <text:p>509813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Seed set 1-g36.2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1354084" calcext:value-type="float">
            <text:p>513540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Seed set 1-g37.1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171263" calcext:value-type="float">
            <text:p>1712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Seed set 1-g37.2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175246" calcext:value-type="float">
            <text:p>1752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Seed set 1-g38.1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408048" calcext:value-type="float">
            <text:p>354080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Seed set 1-g38.2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Seed set 1-g38.3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864748" calcext:value-type="float">
            <text:p>368647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Seed set 1-g39.1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23115727" calcext:value-type="float">
            <text:p>231157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Seed set 1-g39.2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23132059" calcext:value-type="float">
            <text:p>231320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Seed set 1-g39.3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23294168" calcext:value-type="float">
            <text:p>23294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Seed set 1-g40 <text:s text:c="23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0977030" calcext:value-type="float">
            <text:p>509770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Seed set 1-g41.1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5008759" calcext:value-type="float">
            <text:p>50087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Seed set 1-g41.2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5009560" calcext:value-type="float">
            <text:p>50095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Seed set 1-g41.3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5010394" calcext:value-type="float">
            <text:p>50103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Seed set 1-g42 <text:s text:c="2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631174" calcext:value-type="float">
            <text:p>236311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Seed long-chain fatty acid 1-g19.1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925502" calcext:value-type="float">
            <text:p>9255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Seed long-chain fatty acid 1-g19.2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095346" calcext:value-type="float">
            <text:p>10953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eed long-chain fatty acid 1-g19.3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476699" calcext:value-type="float">
            <text:p>1476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Seed long-chain fatty acid 1-g20.1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701656" calcext:value-type="float">
            <text:p>17016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Seed long-chain fatty acid 1-g20.2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715940" calcext:value-type="float">
            <text:p>17159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Seed set 1-g43.1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26708" calcext:value-type="float">
            <text:p>504267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Seed set 1-g43.2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57715" calcext:value-type="float">
            <text:p>504577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Seed set 1-g43.3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88039" calcext:value-type="float">
            <text:p>504880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Seed set 1-g44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464848" calcext:value-type="float">
            <text:p>234648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Seed set 1-g44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769636" calcext:value-type="float">
            <text:p>23769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Seed set 1-g44.3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4261217" calcext:value-type="float">
            <text:p>242612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Seed set 1-g45.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3699898" calcext:value-type="float">
            <text:p>36998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ed set 1-g45.2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3701362" calcext:value-type="float">
            <text:p>37013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Seed set 1-g46.1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759044" calcext:value-type="float">
            <text:p>47590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Seed set 1-g46.2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801855" calcext:value-type="float">
            <text:p>48018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Seed set 1-g46.3 <text:s text:c="21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802088" calcext:value-type="float">
            <text:p>48020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Seed set 1-g47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713396" calcext:value-type="float">
            <text:p>297133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Seed set 1-g47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9713397" calcext:value-type="float">
            <text:p>297133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Seed set 1-g48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871681" calcext:value-type="float">
            <text:p>408716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Seed set 1-g48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890538" calcext:value-type="float">
            <text:p>408905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eed set 1-g48.3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904291" calcext:value-type="float">
            <text:p>409042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Seed set 1-g49.1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954117" calcext:value-type="float">
            <text:p>559541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eed set 1-g49.2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954415" calcext:value-type="float">
            <text:p>559544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Seed set 1-g50.1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529859" calcext:value-type="float">
            <text:p>445298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Seed set 1-g50.2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393133" calcext:value-type="float">
            <text:p>453931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Seed set 1-g50.3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570270" calcext:value-type="float">
            <text:p>455702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Seed set 1-g51.1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26708" calcext:value-type="float">
            <text:p>504267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Seed set 1-g51.2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87622" calcext:value-type="float">
            <text:p>504876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Seed set 1-g51.3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488039" calcext:value-type="float">
            <text:p>504880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Seed set 1-g52.1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566848" calcext:value-type="float">
            <text:p>235668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Seed set 1-g52.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3769636" calcext:value-type="float">
            <text:p>23769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eed set 1-g52.3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4076584" calcext:value-type="float">
            <text:p>240765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Seed set 1-g53.1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589687" calcext:value-type="float">
            <text:p>355896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Seed set 1-g53.2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5828042" calcext:value-type="float">
            <text:p>3582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Seed set 1-g53.3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429226" calcext:value-type="float">
            <text:p>364292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Seed set 1-g54.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301846" calcext:value-type="float">
            <text:p>453018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Seed set 1-g54.2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360996" calcext:value-type="float">
            <text:p>453609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Seed set 1-g55.1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526228" calcext:value-type="float">
            <text:p>445262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Seed set 1-g55.2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568053" calcext:value-type="float">
            <text:p>445680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Seed set 1-g55.3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569736" calcext:value-type="float">
            <text:p>455697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Reproductive stage length 1-g1.1 <text:s text:c="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9288896" calcext:value-type="float">
            <text:p>492888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Reproductive stage length 1-g1.2 <text:s text:c="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9301647" calcext:value-type="float">
            <text:p>493016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Reproductive stage length 1-g2.1 <text:s text:c="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852177" calcext:value-type="float">
            <text:p>448521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Reproductive stage length 1-g2.2 <text:s text:c="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985285" calcext:value-type="float">
            <text:p>449852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Reproductive stage length 1-g2.3 <text:s text:c="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025153" calcext:value-type="float">
            <text:p>450251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Reproductive stage length 1-g3.1 <text:s text:c="5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2202535" calcext:value-type="float">
            <text:p>22025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Reproductive stage length 1-g3.2 <text:s text:c="5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2228033" calcext:value-type="float">
            <text:p>22280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Seed coat luster 1-g1.1 <text:s text:c="14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8879684" calcext:value-type="float">
            <text:p>88796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Seed coat luster 1-g1.2 <text:s text:c="14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9423523" calcext:value-type="float">
            <text:p>94235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Seed coat luster 1-g1.3 <text:s text:c="14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0168658" calcext:value-type="float">
            <text:p>101686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Seed coat color 1-g1.1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3568116" calcext:value-type="float">
            <text:p>35681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Seed coat color 1-g1.2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3570619" calcext:value-type="float">
            <text:p>35706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Seed coat color 1-g1.3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3576803" calcext:value-type="float">
            <text:p>35768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Seed coat color 1-g2 <text:s text:c="17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229579" calcext:value-type="float">
            <text:p>532295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Seed coat color 1-g3.1 <text:s text:c="15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7800853" calcext:value-type="float">
            <text:p>78008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Seed coat color 1-g3.2 <text:s text:c="15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607374" calcext:value-type="float">
            <text:p>8607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Seed coat color 1-g3.3 <text:s text:c="15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9079037" calcext:value-type="float">
            <text:p>90790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Seed height 1-g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257422" calcext:value-type="float">
            <text:p>452574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Seed height 1-g2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3890053" calcext:value-type="float">
            <text:p>138900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Seed height 1-g3.1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708364" calcext:value-type="float">
            <text:p>297083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Seed height 1-g3.2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720337" calcext:value-type="float">
            <text:p>297203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Seed height 1-g3.3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732386" calcext:value-type="float">
            <text:p>297323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Seed height 1-g4.1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2019" calcext:value-type="float">
            <text:p>318520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eed height 1-g4.2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6997" calcext:value-type="float">
            <text:p>318569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Seed height 1-g4.3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8061" calcext:value-type="float">
            <text:p>318580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eed width to height ratio 1-g1.1 <text:s text:c="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3681231" calcext:value-type="float">
            <text:p>4368123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eed width to height ratio 1-g1.2 <text:s text:c="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3702857" calcext:value-type="float">
            <text:p>437028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Seed width to height ratio 1-g2.1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590873" calcext:value-type="float">
            <text:p>15908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Seed width to height ratio 1-g2.2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595240" calcext:value-type="float">
            <text:p>15952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Seed width to height ratio 1-g2.3 <text:s text:c="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595726" calcext:value-type="float">
            <text:p>15957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Seed length to thickness ratio 2-g1.1 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42886" calcext:value-type="float">
            <text:p>454428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Seed length to thickness ratio 2-g1.2 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49455" calcext:value-type="float">
            <text:p>454494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Seed length to thickness ratio 2-g1.3 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56425" calcext:value-type="float">
            <text:p>454564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Seed length to thickness ratio 2-g2.1 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6154865" calcext:value-type="float">
            <text:p>461548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Seed length to thickness ratio 2-g2.2 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6160140" calcext:value-type="float">
            <text:p>46160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Seed length to thickness ratio 2-g3 <text:s text:c="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3762199" calcext:value-type="float">
            <text:p>437621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Seed length to thickness ratio 2-g4.1 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8976" calcext:value-type="float">
            <text:p>318589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Seed length to thickness ratio 2-g4.2 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9883" calcext:value-type="float">
            <text:p>318598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Seed length to thickness ratio 2-g4.3 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62501" calcext:value-type="float">
            <text:p>318625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Seed length to thickness ratio 2-g5 <text:s text:c="2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3547250" calcext:value-type="float">
            <text:p>35472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Seed thickness 2-g1.1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12343" calcext:value-type="float">
            <text:p>454123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Seed thickness 2-g1.2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42886" calcext:value-type="float">
            <text:p>454428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Seed thickness 2-g1.3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456425" calcext:value-type="float">
            <text:p>454564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Seed thickness 2-g2.1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1745" calcext:value-type="float">
            <text:p>318517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Seed thickness 2-g2.2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51884" calcext:value-type="float">
            <text:p>318518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Seed thickness 2-g2.3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862501" calcext:value-type="float">
            <text:p>318625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eed thickness 2-g3.1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582353" calcext:value-type="float">
            <text:p>5823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Seed thickness 2-g3.2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587636" calcext:value-type="float">
            <text:p>587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Seed thickness 2-g3.3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588706" calcext:value-type="float">
            <text:p>5887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Seed thickness 2-g4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9383089" calcext:value-type="float">
            <text:p>393830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Seed thickness 2-g5.1 <text:s text:c="16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0200713" calcext:value-type="float">
            <text:p>5020071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Seed thickness 2-g5.2 <text:s text:c="16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50212466" calcext:value-type="float">
            <text:p>50212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Seed volume 1-g1.1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3518076" calcext:value-type="float">
            <text:p>135180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Seed volume 1-g1.2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3890053" calcext:value-type="float">
            <text:p>138900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eed volume 1-g1.3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4176459" calcext:value-type="float">
            <text:p>141764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Seed volume 1-g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1924051" calcext:value-type="float">
            <text:p>219240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Seed long-chain fatty acid 1-g21.1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925502" calcext:value-type="float">
            <text:p>9255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Seed long-chain fatty acid 1-g21.2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050109" calcext:value-type="float">
            <text:p>10501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Seed long-chain fatty acid 1-g21.3 <text:s text:c="3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1476699" calcext:value-type="float">
            <text:p>1476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Seed long-chain fatty acid 1-g22 <text:s text:c="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581961" calcext:value-type="float">
            <text:p>505819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Seed long-chain fatty acid 1-g23.1 <text:s text:c="3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2438597" calcext:value-type="float">
            <text:p>24385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eed long-chain fatty acid 1-g23.2 <text:s text:c="3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2439024" calcext:value-type="float">
            <text:p>24390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Stem termination type 1-g1.1 <text:s text:c="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047586" calcext:value-type="float">
            <text:p>440475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Stem termination type 1-g1.2 <text:s text:c="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5714" calcext:value-type="float">
            <text:p>451457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Stem termination type 1-g1.3 <text:s text:c="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208015" calcext:value-type="float">
            <text:p>462080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ternode length 1-g1.1 <text:s text:c="1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0978742" calcext:value-type="float">
            <text:p>209787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Internode length 1-g1.2 <text:s text:c="14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0981056" calcext:value-type="float">
            <text:p>209810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Internode length 1-g2.1 <text:s text:c="14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789500" calcext:value-type="float">
            <text:p>447895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Internode length 1-g2.2 <text:s text:c="14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802143" calcext:value-type="float">
            <text:p>448021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Internode length 1-g2.3 <text:s text:c="14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60841" calcext:value-type="float">
            <text:p>451608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Internode length 1-g3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5112152" calcext:value-type="float">
            <text:p>451121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Internode length 1-g4.1 <text:s text:c="14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4925329" calcext:value-type="float">
            <text:p>549253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Internode length 1-g4.2 <text:s text:c="14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4931296" calcext:value-type="float">
            <text:p>549312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Node number 1-g1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310798" calcext:value-type="float">
            <text:p>45310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Node number 1-g2.1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3990450" calcext:value-type="float">
            <text:p>439904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<text:s/>Node number 1-g2.2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5190" calcext:value-type="float">
            <text:p>452051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<text:s/>Node number 1-g2.3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335622" calcext:value-type="float">
            <text:p>473356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Node number 1-g3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50575400" calcext:value-type="float">
            <text:p>505754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s/>Node number 1-g4 <text:s text:c="2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4980454" calcext:value-type="float">
            <text:p>49804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Node number 1-g5.1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7079553" calcext:value-type="float">
            <text:p>370795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Node number 1-g5.2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7079569" calcext:value-type="float">
            <text:p>370795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Node number 1-g6.1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0032" calcext:value-type="float">
            <text:p>556200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Node number 1-g6.2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8880" calcext:value-type="float">
            <text:p>556288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Node number 1-g6.3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808363" calcext:value-type="float">
            <text:p>558083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Pod number 1-g1.1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6229" calcext:value-type="float">
            <text:p>556262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Pod number 1-g1.2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28880" calcext:value-type="float">
            <text:p>556288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s/>Pod number 1-g1.3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662445" calcext:value-type="float">
            <text:p>556624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s/>Pod number 1-g2.1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467769" calcext:value-type="float">
            <text:p>444677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Pod number 1-g2.2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090914" calcext:value-type="float">
            <text:p>450909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s/>Pod number 1-g2.3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204451" calcext:value-type="float">
            <text:p>46204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Pod number 1-g3 <text:s text:c="22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2401720" calcext:value-type="float">
            <text:p>324017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Pod number 1-g4.1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9250197" calcext:value-type="float">
            <text:p>392501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<text:s/>Pod number 1-g4.2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9280392" calcext:value-type="float">
            <text:p>392803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Pod number 1-g4.3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9288965" calcext:value-type="float">
            <text:p>392889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Pod number 1-g5 <text:s text:c="22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1322819" calcext:value-type="float">
            <text:p>413228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s/>Pod number 1-g6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5338661" calcext:value-type="float">
            <text:p>53386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<text:s/>"Stem shape, main 1-g1.1" <text:s text:c="12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732925" calcext:value-type="float">
            <text:p>467329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s/>"Stem shape, main 1-g1.2" <text:s text:c="12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733015" calcext:value-type="float">
            <text:p>467330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"Stem shape, main 1-g1.3" <text:s text:c="12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6733138" calcext:value-type="float">
            <text:p>467331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"Stem shape, main 1-g2.1"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789500" calcext:value-type="float">
            <text:p>447895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"Stem shape, main 1-g2.2"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145714" calcext:value-type="float">
            <text:p>451457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"Stem shape, main 1-g2.3"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92195" calcext:value-type="float">
            <text:p>452921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"Stem shape, main 1-g3.1" <text:s text:c="1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065864" calcext:value-type="float">
            <text:p>360658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"Stem shape, main 1-g3.2" <text:s text:c="1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065943" calcext:value-type="float">
            <text:p>360659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"Stem shape, main 1-g3.3" <text:s text:c="12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066371" calcext:value-type="float">
            <text:p>360663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Seed oil to protein ratio 1-g1 <text:s text:c="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869612" calcext:value-type="float">
            <text:p>458696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Seed amino acids 1-g26.1 <text:s text:c="13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00625" calcext:value-type="float">
            <text:p>24006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Seed amino acids 1-g26.2 <text:s text:c="13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415581" calcext:value-type="float">
            <text:p>24155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<text:s/>Seed amino acids 1-g27 <text:s text:c="15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989187" calcext:value-type="float">
            <text:p>9891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s/>Seed amino acids 1-g28.1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467" calcext:value-type="float">
            <text:p>534864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Seed amino acids 1-g28.2 <text:s text:c="13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3486686" calcext:value-type="float">
            <text:p>534866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s/>Seed amino acids 1-g29.1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140" calcext:value-type="float">
            <text:p>35266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Seed amino acids 1-g29.2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35266324" calcext:value-type="float">
            <text:p>352663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Seed amino acids 1-g30 <text:s text:c="15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3309127" calcext:value-type="float">
            <text:p>333091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Seed amino acids 1-g31.1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775" calcext:value-type="float">
            <text:p>2546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Seed amino acids 1-g31.2 <text:s text:c="13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46862" calcext:value-type="float">
            <text:p>2546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Seed amino acids 1-g32.1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66" calcext:value-type="float">
            <text:p>5055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Seed amino acids 1-g32.2 <text:s text:c="13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055474" calcext:value-type="float">
            <text:p>50554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Total seed number 3-g1.1 <text:s text:c="1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359595" calcext:value-type="float">
            <text:p>453595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Total seed number 3-g1.2 <text:s text:c="1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408782" calcext:value-type="float">
            <text:p>454087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s/>First flower 3-g1 <text:s text:c="20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4400559" calcext:value-type="float">
            <text:p>54400559</text:p>
          </table:table-cell>
          <table:table-cell office:value-type="float" office:value="54400734" calcext:value-type="float">
            <text:p>544007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First flower 3-g2 <text:s text:c="20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6674235" calcext:value-type="float">
            <text:p>36674235</text:p>
          </table:table-cell>
          <table:table-cell office:value-type="float" office:value="36674461" calcext:value-type="float">
            <text:p>366744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<text:s/>First flower 3-g3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12336492" calcext:value-type="float">
            <text:p>12336492</text:p>
          </table:table-cell>
          <table:table-cell office:value-type="float" office:value="12336709" calcext:value-type="float">
            <text:p>12336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First flower 3-g4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1203910" calcext:value-type="float">
            <text:p>1203910</text:p>
          </table:table-cell>
          <table:table-cell office:value-type="float" office:value="1204081" calcext:value-type="float">
            <text:p>12040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First flower 3-g5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2434259" calcext:value-type="float">
            <text:p>2434259</text:p>
          </table:table-cell>
          <table:table-cell office:value-type="float" office:value="2434459" calcext:value-type="float">
            <text:p>24344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First flower 3-g6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18101942" calcext:value-type="float">
            <text:p>18101942</text:p>
          </table:table-cell>
          <table:table-cell office:value-type="float" office:value="18102265" calcext:value-type="float">
            <text:p>181022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First flower 3-g7 <text:s text:c="20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1293196" calcext:value-type="float">
            <text:p>1293196</text:p>
          </table:table-cell>
          <table:table-cell office:value-type="float" office:value="1293493" calcext:value-type="float">
            <text:p>12934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s/>First flower 3-g8 <text:s text:c="20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2827903" calcext:value-type="float">
            <text:p>2827903</text:p>
          </table:table-cell>
          <table:table-cell office:value-type="float" office:value="2828132" calcext:value-type="float">
            <text:p>28281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s/>First flower 3-g9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11551620" calcext:value-type="float">
            <text:p>11551620</text:p>
          </table:table-cell>
          <table:table-cell office:value-type="float" office:value="11551733" calcext:value-type="float">
            <text:p>115517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First flower 3-g10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43342306" calcext:value-type="float">
            <text:p>43342306</text:p>
          </table:table-cell>
          <table:table-cell office:value-type="float" office:value="43342463" calcext:value-type="float">
            <text:p>433424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First flower 3-g11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903416" calcext:value-type="float">
            <text:p>3903416</text:p>
          </table:table-cell>
          <table:table-cell office:value-type="float" office:value="3903722" calcext:value-type="float">
            <text:p>39037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R8 full maturity 3-g1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4400559" calcext:value-type="float">
            <text:p>54400559</text:p>
          </table:table-cell>
          <table:table-cell office:value-type="float" office:value="54400734" calcext:value-type="float">
            <text:p>544007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R8 full maturity 3-g2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4363676" calcext:value-type="float">
            <text:p>4363676</text:p>
          </table:table-cell>
          <table:table-cell office:value-type="float" office:value="4364007" calcext:value-type="float">
            <text:p>4364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R8 full maturity 3-g3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6674235" calcext:value-type="float">
            <text:p>36674235</text:p>
          </table:table-cell>
          <table:table-cell office:value-type="float" office:value="36674461" calcext:value-type="float">
            <text:p>366744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R8 full maturity 3-g4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9088673" calcext:value-type="float">
            <text:p>39088673</text:p>
          </table:table-cell>
          <table:table-cell office:value-type="float" office:value="39088826" calcext:value-type="float">
            <text:p>390888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R8 full maturity 3-g5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13537468" calcext:value-type="float">
            <text:p>13537468</text:p>
          </table:table-cell>
          <table:table-cell office:value-type="float" office:value="13537797" calcext:value-type="float">
            <text:p>135377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R8 full maturity 3-g6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11551620" calcext:value-type="float">
            <text:p>11551620</text:p>
          </table:table-cell>
          <table:table-cell office:value-type="float" office:value="11551733" calcext:value-type="float">
            <text:p>115517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R8 full maturity 3-g7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43342306" calcext:value-type="float">
            <text:p>43342306</text:p>
          </table:table-cell>
          <table:table-cell office:value-type="float" office:value="43342463" calcext:value-type="float">
            <text:p>433424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R8 full maturity 3-g8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903416" calcext:value-type="float">
            <text:p>3903416</text:p>
          </table:table-cell>
          <table:table-cell office:value-type="float" office:value="3903722" calcext:value-type="float">
            <text:p>39037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Seed weight 4-g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7054686" calcext:value-type="float">
            <text:p>7054686</text:p>
          </table:table-cell>
          <table:table-cell office:value-type="float" office:value="7054702" calcext:value-type="float">
            <text:p>70547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Seed weight 4-g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4363676" calcext:value-type="float">
            <text:p>4363676</text:p>
          </table:table-cell>
          <table:table-cell office:value-type="float" office:value="4364007" calcext:value-type="float">
            <text:p>4364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Seed weight 4-g3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6674235" calcext:value-type="float">
            <text:p>36674235</text:p>
          </table:table-cell>
          <table:table-cell office:value-type="float" office:value="36674461" calcext:value-type="float">
            <text:p>366744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Seed weight 4-g4 <text:s text:c="21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office:value-type="float" office:value="2671161" calcext:value-type="float">
            <text:p>2671161</text:p>
          </table:table-cell>
          <table:table-cell office:value-type="float" office:value="2671423" calcext:value-type="float">
            <text:p>26714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Seed weight 4-g5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4256231" calcext:value-type="float">
            <text:p>4256231</text:p>
          </table:table-cell>
          <table:table-cell office:value-type="float" office:value="4256374" calcext:value-type="float">
            <text:p>4256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Seed weight 4-g6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48016322" calcext:value-type="float">
            <text:p>48016322</text:p>
          </table:table-cell>
          <table:table-cell office:value-type="float" office:value="48016485" calcext:value-type="float">
            <text:p>480164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Seed weight 4-g7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2434259" calcext:value-type="float">
            <text:p>2434259</text:p>
          </table:table-cell>
          <table:table-cell office:value-type="float" office:value="2434459" calcext:value-type="float">
            <text:p>24344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s/>Seed weight 4-g8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40919537" calcext:value-type="float">
            <text:p>40919537</text:p>
          </table:table-cell>
          <table:table-cell office:value-type="float" office:value="40919781" calcext:value-type="float">
            <text:p>409197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Seed weight 4-g9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2662079" calcext:value-type="float">
            <text:p>2662079</text:p>
          </table:table-cell>
          <table:table-cell office:value-type="float" office:value="2662278" calcext:value-type="float">
            <text:p>266227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s/>Seed weight 4-g10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40832257" calcext:value-type="float">
            <text:p>40832257</text:p>
          </table:table-cell>
          <table:table-cell office:value-type="float" office:value="40832365" calcext:value-type="float">
            <text:p>408323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Seed weight 4-g11 <text:s text:c="20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6906465" calcext:value-type="float">
            <text:p>6906465</text:p>
          </table:table-cell>
          <table:table-cell office:value-type="float" office:value="6906676" calcext:value-type="float">
            <text:p>69066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eed weight 4-g12 <text:s text:c="20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office:value-type="float" office:value="9131428" calcext:value-type="float">
            <text:p>9131428</text:p>
          </table:table-cell>
          <table:table-cell office:value-type="float" office:value="9131648" calcext:value-type="float">
            <text:p>91316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s/>Seed weight 4-g13 <text:s text:c="20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22489376" calcext:value-type="float">
            <text:p>22489376</text:p>
          </table:table-cell>
          <table:table-cell office:value-type="float" office:value="22489622" calcext:value-type="float">
            <text:p>224896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Seed weight 4-g14 <text:s text:c="20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34767428" calcext:value-type="float">
            <text:p>34767428</text:p>
          </table:table-cell>
          <table:table-cell office:value-type="float" office:value="34767721" calcext:value-type="float">
            <text:p>347677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Seed weight 4-g15 <text:s text:c="20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office:value-type="float" office:value="17021739" calcext:value-type="float">
            <text:p>17021739</text:p>
          </table:table-cell>
          <table:table-cell office:value-type="float" office:value="17021984" calcext:value-type="float">
            <text:p>170219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eed weight 4-g16 <text:s text:c="20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2827903" calcext:value-type="float">
            <text:p>2827903</text:p>
          </table:table-cell>
          <table:table-cell office:value-type="float" office:value="2828132" calcext:value-type="float">
            <text:p>28281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Seed weight 4-g17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43342306" calcext:value-type="float">
            <text:p>43342306</text:p>
          </table:table-cell>
          <table:table-cell office:value-type="float" office:value="43342463" calcext:value-type="float">
            <text:p>433424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Seed weight 4-g18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1380304" calcext:value-type="float">
            <text:p>41380304</text:p>
          </table:table-cell>
          <table:table-cell office:value-type="float" office:value="41380452" calcext:value-type="float">
            <text:p>413804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eed weight 4-g19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5576235" calcext:value-type="float">
            <text:p>45576235</text:p>
          </table:table-cell>
          <table:table-cell office:value-type="float" office:value="45576254" calcext:value-type="float">
            <text:p>455762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Seed weight 4-g20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8225593" calcext:value-type="float">
            <text:p>48225593</text:p>
          </table:table-cell>
          <table:table-cell office:value-type="float" office:value="48229774" calcext:value-type="float">
            <text:p>482297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Pod number 3-g1 <text:s text:c="22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26112323" calcext:value-type="float">
            <text:p>26112323</text:p>
          </table:table-cell>
          <table:table-cell office:value-type="float" office:value="26112350" calcext:value-type="float">
            <text:p>26112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s/>Pod number 3-g2 <text:s text:c="22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4363676" calcext:value-type="float">
            <text:p>4363676</text:p>
          </table:table-cell>
          <table:table-cell office:value-type="float" office:value="4364007" calcext:value-type="float">
            <text:p>4364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Pod number 3-g3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office:value-type="float" office:value="2671161" calcext:value-type="float">
            <text:p>2671161</text:p>
          </table:table-cell>
          <table:table-cell office:value-type="float" office:value="2671423" calcext:value-type="float">
            <text:p>26714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Pod number 3-g4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office:value-type="float" office:value="35536817" calcext:value-type="float">
            <text:p>35536817</text:p>
          </table:table-cell>
          <table:table-cell office:value-type="float" office:value="35537127" calcext:value-type="float">
            <text:p>355371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Pod number 3-g5 <text:s text:c="2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12336492" calcext:value-type="float">
            <text:p>12336492</text:p>
          </table:table-cell>
          <table:table-cell office:value-type="float" office:value="12336709" calcext:value-type="float">
            <text:p>12336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Pod number 3-g6 <text:s text:c="22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13771477" calcext:value-type="float">
            <text:p>13771477</text:p>
          </table:table-cell>
          <table:table-cell office:value-type="float" office:value="13771699" calcext:value-type="float">
            <text:p>13771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Seed yield 4-g1 <text:s text:c="22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4363676" calcext:value-type="float">
            <text:p>4363676</text:p>
          </table:table-cell>
          <table:table-cell office:value-type="float" office:value="4364007" calcext:value-type="float">
            <text:p>4364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Seed yield 4-g2 <text:s text:c="22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6674235" calcext:value-type="float">
            <text:p>36674235</text:p>
          </table:table-cell>
          <table:table-cell office:value-type="float" office:value="36674461" calcext:value-type="float">
            <text:p>366744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Seed yield 4-g3 <text:s text:c="2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48016322" calcext:value-type="float">
            <text:p>48016322</text:p>
          </table:table-cell>
          <table:table-cell office:value-type="float" office:value="48016485" calcext:value-type="float">
            <text:p>480164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Seed yield 4-g4 <text:s text:c="22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44364856" calcext:value-type="float">
            <text:p>44364856</text:p>
          </table:table-cell>
          <table:table-cell office:value-type="float" office:value="44365115" calcext:value-type="float">
            <text:p>443651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Seed yield 4-g5 <text:s text:c="2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1380304" calcext:value-type="float">
            <text:p>41380304</text:p>
          </table:table-cell>
          <table:table-cell office:value-type="float" office:value="41380452" calcext:value-type="float">
            <text:p>413804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Seed yield 4-g6 <text:s text:c="2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8225593" calcext:value-type="float">
            <text:p>48225593</text:p>
          </table:table-cell>
          <table:table-cell office:value-type="float" office:value="48229774" calcext:value-type="float">
            <text:p>482297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First flower 4-g1 <text:s text:c="20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4163222" calcext:value-type="float">
            <text:p>541632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First flower 4-g2 <text:s text:c="20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4583798" calcext:value-type="float">
            <text:p>545837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First flower 4-g3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0618540" calcext:value-type="float">
            <text:p>106185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First flower 4-g4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2334435" calcext:value-type="float">
            <text:p>123344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First flower 4-g5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21859307" calcext:value-type="float">
            <text:p>218593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First flower 4-g6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37285448" calcext:value-type="float">
            <text:p>37285448</text:p>
          </table:table-cell>
          <table:table-cell office:value-type="float" office:value="37285642" calcext:value-type="float">
            <text:p>372856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First flower 4-g7 <text:s text:c="20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094327" calcext:value-type="float">
            <text:p>10943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First flower 4-g8 <text:s text:c="20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5405718" calcext:value-type="float">
            <text:p>54057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First flower 4-g9 <text:s text:c="20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4612129" calcext:value-type="float">
            <text:p>346121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First flower 4-g10 <text:s text:c="19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506380" calcext:value-type="float">
            <text:p>365063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First flower 4-g11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546417" calcext:value-type="float">
            <text:p>45464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First flower 4-g12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2002144" calcext:value-type="float">
            <text:p>420021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First flower 4-g13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6095930" calcext:value-type="float">
            <text:p>460959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First flower 4-g14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9518276" calcext:value-type="float">
            <text:p>495182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First flower 4-g15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2357871" calcext:value-type="float">
            <text:p>23578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First flower 4-g16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428900" calcext:value-type="float">
            <text:p>34289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First flower 4-g17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27082044" calcext:value-type="float">
            <text:p>270820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First flower 4-g18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712419" calcext:value-type="float">
            <text:p>417124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First flower 4-g19 <text:s text:c="19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9990476" calcext:value-type="float">
            <text:p>399904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First flower 4-g20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104129" calcext:value-type="float">
            <text:p>21041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First flower 4-g21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280323" calcext:value-type="float">
            <text:p>22803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First flower 4-g22 <text:s text:c="19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7233361" calcext:value-type="float">
            <text:p>7233361</text:p>
          </table:table-cell>
          <table:table-cell office:value-type="float" office:value="7233609" calcext:value-type="float">
            <text:p>72336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First flower 4-g23 <text:s text:c="19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3163093" calcext:value-type="float">
            <text:p>31630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First flower 4-g24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0962094" calcext:value-type="float">
            <text:p>109620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First flower 4-g25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1517241" calcext:value-type="float">
            <text:p>415172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First flower 4-g26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2342573" calcext:value-type="float">
            <text:p>23425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First flower 4-g27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26687789" calcext:value-type="float">
            <text:p>266877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First flower 4-g28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2499532" calcext:value-type="float">
            <text:p>424995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First flower 4-g29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6712862" calcext:value-type="float">
            <text:p>46712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First flower 4-g30 <text:s text:c="19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325889" calcext:value-type="float">
            <text:p>23258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First flower 4-g31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170503" calcext:value-type="float">
            <text:p>11705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First flower 4-g32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959854" calcext:value-type="float">
            <text:p>39598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First flower 4-g33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4528574" calcext:value-type="float">
            <text:p>45285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First flower 4-g34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5074720" calcext:value-type="float">
            <text:p>50747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First flower 4-g35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6523082" calcext:value-type="float">
            <text:p>65230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First flower 4-g36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6911717" calcext:value-type="float">
            <text:p>69117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First flower 4-g37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8898878" calcext:value-type="float">
            <text:p>8898878</text:p>
          </table:table-cell>
          <table:table-cell office:value-type="float" office:value="8899050" calcext:value-type="float">
            <text:p>88990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First flower 4-g38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878645" calcext:value-type="float">
            <text:p>108786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First flower 4-g39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2891678" calcext:value-type="float">
            <text:p>1289167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First flower 4-g40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6458968" calcext:value-type="float">
            <text:p>264589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First flower 4-g41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1133013" calcext:value-type="float">
            <text:p>1113301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First flower 4-g42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1933518" calcext:value-type="float">
            <text:p>219335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First flower 4-g43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8206933" calcext:value-type="float">
            <text:p>2820693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First flower 4-g44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28729491" calcext:value-type="float">
            <text:p>287294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First flower 4-g45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1699831" calcext:value-type="float">
            <text:p>3169983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First flower 4-g46 <text:s text:c="19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5797709" calcext:value-type="float">
            <text:p>57977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First flower 4-g47 <text:s text:c="19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8468710" calcext:value-type="float">
            <text:p>84687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First flower 4-g48 <text:s text:c="19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13421597" calcext:value-type="float">
            <text:p>1342159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First flower 4-g49 <text:s text:c="19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14306367" calcext:value-type="float">
            <text:p>143063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First flower 4-g50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10248427" calcext:value-type="float">
            <text:p>10248427</text:p>
          </table:table-cell>
          <table:table-cell office:value-type="float" office:value="10248637" calcext:value-type="float">
            <text:p>102486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First flower 4-g51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4996808" calcext:value-type="float">
            <text:p>249968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<text:s/>First flower 4-g52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486199" calcext:value-type="float">
            <text:p>404861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s/>First flower 4-g53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7409636" calcext:value-type="float">
            <text:p>7409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s/>First flower 4-g54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3972963" calcext:value-type="float">
            <text:p>439729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First flower 4-g55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4735794" calcext:value-type="float">
            <text:p>44735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First flower 4-g56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8662141" calcext:value-type="float">
            <text:p>486621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First flower 4-g57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265085" calcext:value-type="float">
            <text:p>12650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s/>First flower 4-g58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3116982" calcext:value-type="float">
            <text:p>131169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s/>First flower 4-g59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25503545" calcext:value-type="float">
            <text:p>255035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<text:s/>First flower 4-g60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8447399" calcext:value-type="float">
            <text:p>384473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<text:s/>First flower 4-g61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office:value-type="float" office:value="39682051" calcext:value-type="float">
            <text:p>39682051</text:p>
          </table:table-cell>
          <table:table-cell office:value-type="float" office:value="39682259" calcext:value-type="float">
            <text:p>396822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First flower 4-g62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5731853" calcext:value-type="float">
            <text:p>457318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First flower 4-g63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5799540" calcext:value-type="float">
            <text:p>57995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First flower 4-g64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114264" calcext:value-type="float">
            <text:p>311142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s/>First flower 4-g65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1134540" calcext:value-type="float">
            <text:p>311345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First flower 4-g66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6203537" calcext:value-type="float">
            <text:p>362035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First flower 4-g67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37284864" calcext:value-type="float">
            <text:p>372848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s/>First flower 4-g68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40796421" calcext:value-type="float">
            <text:p>407964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First flower 4-g69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344194" calcext:value-type="float">
            <text:p>43441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First flower 4-g70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24606879" calcext:value-type="float">
            <text:p>246068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First flower 4-g71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34206640" calcext:value-type="float">
            <text:p>342066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s/>First flower 4-g72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43342306" calcext:value-type="float">
            <text:p>43342306</text:p>
          </table:table-cell>
          <table:table-cell office:value-type="float" office:value="43342463" calcext:value-type="float">
            <text:p>433424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First flower 4-g73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2856594" calcext:value-type="float">
            <text:p>528565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First flower 4-g74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5182596" calcext:value-type="float">
            <text:p>51825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s/>First flower 4-g75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5637955" calcext:value-type="float">
            <text:p>356379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First flower 4-g76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9924241" calcext:value-type="float">
            <text:p>399242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s/>First flower 4-g77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2311222" calcext:value-type="float">
            <text:p>42311222</text:p>
          </table:table-cell>
          <table:table-cell office:value-type="float" office:value="42311495" calcext:value-type="float">
            <text:p>423114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s/>First flower 4-g78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6227880" calcext:value-type="float">
            <text:p>46227880</text:p>
          </table:table-cell>
          <table:table-cell office:value-type="float" office:value="46228107" calcext:value-type="float">
            <text:p>462281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First flower 4-g79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878915" calcext:value-type="float">
            <text:p>468789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First flower 4-g80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7167396" calcext:value-type="float">
            <text:p>47167396</text:p>
          </table:table-cell>
          <table:table-cell office:value-type="float" office:value="47167618" calcext:value-type="float">
            <text:p>471676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<text:s/>First flower 4-g81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636152" calcext:value-type="float">
            <text:p>476361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First flower 4-g82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9906750" calcext:value-type="float">
            <text:p>499067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<text:s/>First flower 4-g83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s/>First flower 4-g84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867301" calcext:value-type="float">
            <text:p>38673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s/>First flower 4-g85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8957276" calcext:value-type="float">
            <text:p>389572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<text:s/>First flower 4-g86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4268681" calcext:value-type="float">
            <text:p>442686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<text:s/>First flower 4-g87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5385596" calcext:value-type="float">
            <text:p>453855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Seed isoflavone 1-g1 <text:s text:c="17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18427457" calcext:value-type="float">
            <text:p>184274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<text:s/>Seed isoflavone 1-g2 <text:s text:c="17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48550634" calcext:value-type="float">
            <text:p>485506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<text:s/>Seed isoflavone 1-g3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7644953" calcext:value-type="float">
            <text:p>76449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Seed isoflavone 1-g4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9665787" calcext:value-type="float">
            <text:p>96657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<text:s/>Seed isoflavone 1-g5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9763140" calcext:value-type="float">
            <text:p>9763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s/>Seed isoflavone 1-g6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21930371" calcext:value-type="float">
            <text:p>2193037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Seed isoflavone 1-g7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31375330" calcext:value-type="float">
            <text:p>313753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Seed isoflavone 1-g8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289038" calcext:value-type="float">
            <text:p>22890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s/>Seed isoflavone 1-g9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827545" calcext:value-type="float">
            <text:p>48275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s/>Seed isoflavone 1-g10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5708348" calcext:value-type="float">
            <text:p>157083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<text:s/>Seed isoflavone 1-g11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2671129" calcext:value-type="float">
            <text:p>226711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Seed isoflavone 1-g12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9166645" calcext:value-type="float">
            <text:p>291666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Seed isoflavone 1-g13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5773496" calcext:value-type="float">
            <text:p>357734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s/>Seed isoflavone 1-g14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6152319" calcext:value-type="float">
            <text:p>361523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s/>Seed isoflavone 1-g15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434561" calcext:value-type="float">
            <text:p>34345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<text:s/>Seed isoflavone 1-g16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8556335" calcext:value-type="float">
            <text:p>85563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Seed isoflavone 1-g17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0946510" calcext:value-type="float">
            <text:p>109465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<text:s/>Seed isoflavone 1-g18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23610412" calcext:value-type="float">
            <text:p>236104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Seed isoflavone 1-g19 <text:s text:c="16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50699328" calcext:value-type="float">
            <text:p>506993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s/>Seed isoflavone 1-g20 <text:s text:c="16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23880950" calcext:value-type="float">
            <text:p>238809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<text:s/>Seed isoflavone 1-g21 <text:s text:c="16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8521436" calcext:value-type="float">
            <text:p>385214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Seed isoflavone 1-g22 <text:s text:c="16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371562" calcext:value-type="float">
            <text:p>413715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<text:s/>Seed isoflavone 1-g23 <text:s text:c="16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30507058" calcext:value-type="float">
            <text:p>305070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<text:s/>Seed isoflavone 1-g24 <text:s text:c="16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2024128" calcext:value-type="float">
            <text:p>20241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<text:s/>Seed isoflavone 1-g25 <text:s text:c="16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5354741" calcext:value-type="float">
            <text:p>153547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s/>Seed isoflavone 1-g26 <text:s text:c="16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0084398" calcext:value-type="float">
            <text:p>300843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s/>Seed isoflavone 1-g27 <text:s text:c="16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34921967" calcext:value-type="float">
            <text:p>349219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s/>Seed isoflavone 1-g28 <text:s text:c="16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3605189" calcext:value-type="float">
            <text:p>236051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eed isoflavone 1-g29 <text:s text:c="16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6629832" calcext:value-type="float">
            <text:p>466298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<text:s/>Seed isoflavone 1-g30 <text:s text:c="16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8995252" calcext:value-type="float">
            <text:p>489952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<text:s/>Seed isoflavone 1-g31 <text:s text:c="16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1011320" calcext:value-type="float">
            <text:p>210113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<text:s/>Seed isoflavone 1-g32 <text:s text:c="16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088743" calcext:value-type="float">
            <text:p>370887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<text:s/>Seed isoflavone 1-g33 <text:s text:c="16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4530947" calcext:value-type="float">
            <text:p>145309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s/>Seed isoflavone 1-g34 <text:s text:c="1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1618019" calcext:value-type="float">
            <text:p>116180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<text:s/>Seed isoflavone 1-g35 <text:s text:c="1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8071457" calcext:value-type="float">
            <text:p>480714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Seed isoflavone 1-g36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6393508" calcext:value-type="float">
            <text:p>463935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s/>Seed isoflavone 1-g37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1866256" calcext:value-type="float">
            <text:p>518662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<text:s/>Seed isoflavone 1-g38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3080827" calcext:value-type="float">
            <text:p>530808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s/>Seed isoflavone 1-g39 <text:s text:c="16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722105" calcext:value-type="float">
            <text:p>567221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<text:s/>Seed isoflavone 1-g40 <text:s text:c="16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3215723" calcext:value-type="float">
            <text:p>32157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<text:s/>Seed isoflavone 1-g41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10105383" calcext:value-type="float">
            <text:p>101053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eed isoflavone 1-g42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0382565" calcext:value-type="float">
            <text:p>203825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s/>Seed isoflavone 1-g43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7260157" calcext:value-type="float">
            <text:p>272601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<text:s/>Seed isoflavone 1-g44 <text:s text:c="1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7053466" calcext:value-type="float">
            <text:p>370534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<text:s/>Seed oil 3-g1 <text:s text:c="24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43305171" calcext:value-type="float">
            <text:p>43305171</text:p>
          </table:table-cell>
          <table:table-cell office:value-type="float" office:value="43305451" calcext:value-type="float">
            <text:p>43305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Seed oil 3-g2 <text:s text:c="24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3626442" calcext:value-type="float">
            <text:p>3626442</text:p>
          </table:table-cell>
          <table:table-cell office:value-type="float" office:value="3626636" calcext:value-type="float">
            <text:p>3626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<text:s/>Seed oil 3-g3 <text:s text:c="2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4256231" calcext:value-type="float">
            <text:p>4256231</text:p>
          </table:table-cell>
          <table:table-cell office:value-type="float" office:value="4256374" calcext:value-type="float">
            <text:p>4256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Seed oil 3-g4 <text:s text:c="24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6529270" calcext:value-type="float">
            <text:p>6529270</text:p>
          </table:table-cell>
          <table:table-cell office:value-type="float" office:value="6529452" calcext:value-type="float">
            <text:p>65294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<text:s/>Seed oil 3-g5 <text:s text:c="24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5166202" calcext:value-type="float">
            <text:p>55166202</text:p>
          </table:table-cell>
          <table:table-cell office:value-type="float" office:value="55166350" calcext:value-type="float">
            <text:p>55166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s/>Seed oil 3-g6 <text:s text:c="24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38763354" calcext:value-type="float">
            <text:p>38763354</text:p>
          </table:table-cell>
          <table:table-cell office:value-type="float" office:value="38763579" calcext:value-type="float">
            <text:p>387635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Seed oil 3-g7 <text:s text:c="24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4639971" calcext:value-type="float">
            <text:p>4639971</text:p>
          </table:table-cell>
          <table:table-cell office:value-type="float" office:value="4640389" calcext:value-type="float">
            <text:p>46403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Seed oil 3-g8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25275083" calcext:value-type="float">
            <text:p>25275083</text:p>
          </table:table-cell>
          <table:table-cell office:value-type="float" office:value="25275269" calcext:value-type="float">
            <text:p>252752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<text:s/>Seed oil 3-g9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<text:s/>Seed oil 3-g10 <text:s text:c="2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2059590" calcext:value-type="float">
            <text:p>2059590</text:p>
          </table:table-cell>
          <table:table-cell office:value-type="float" office:value="2059807" calcext:value-type="float">
            <text:p>20598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<text:s/>Seed oil 3-g11 <text:s text:c="23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9312675" calcext:value-type="float">
            <text:p>49312675</text:p>
          </table:table-cell>
          <table:table-cell office:value-type="float" office:value="49312922" calcext:value-type="float">
            <text:p>493129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s/>Seed oil 3-g12 <text:s text:c="23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42822283" calcext:value-type="float">
            <text:p>42822283</text:p>
          </table:table-cell>
          <table:table-cell office:value-type="float" office:value="42822449" calcext:value-type="float">
            <text:p>428224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eed oil 3-g13 <text:s text:c="23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8283245" calcext:value-type="float">
            <text:p>8283245</text:p>
          </table:table-cell>
          <table:table-cell office:value-type="float" office:value="8283465" calcext:value-type="float">
            <text:p>82834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<text:s/>Seed oil 3-g14 <text:s text:c="2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4016929" calcext:value-type="float">
            <text:p>34016929</text:p>
          </table:table-cell>
          <table:table-cell office:value-type="float" office:value="34017143" calcext:value-type="float">
            <text:p>340171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<text:s/>Seed palmitic 1-g1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office:value-type="float" office:value="47217842" calcext:value-type="float">
            <text:p>47217842</text:p>
          </table:table-cell>
          <table:table-cell office:value-type="float" office:value="47218105" calcext:value-type="float">
            <text:p>472181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<text:s/>Seed palmitic 1-g2 <text:s text:c="19"/></text:p>
          </table:table-cell>
          <table:table-cell office:value-type="string" calcext:value-type="string">
            <text:p><text:s/>scaffold_28 </text:p>
          </table:table-cell>
          <table:table-cell office:value-type="string" calcext:value-type="string">
            <text:p><text:s/>A2 <text:s text:c="11"/></text:p>
          </table:table-cell>
          <table:table-cell office:value-type="float" office:value="40335" calcext:value-type="float">
            <text:p>40335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<text:s/>Seed palmitic 1-g3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43305171" calcext:value-type="float">
            <text:p>43305171</text:p>
          </table:table-cell>
          <table:table-cell office:value-type="float" office:value="43305451" calcext:value-type="float">
            <text:p>43305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Seed palmitic 1-g4 <text:s text:c="19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5166202" calcext:value-type="float">
            <text:p>55166202</text:p>
          </table:table-cell>
          <table:table-cell office:value-type="float" office:value="55166350" calcext:value-type="float">
            <text:p>55166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Seed palmitic 1-g5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40470356" calcext:value-type="float">
            <text:p>40470356</text:p>
          </table:table-cell>
          <table:table-cell office:value-type="float" office:value="40470549" calcext:value-type="float">
            <text:p>404705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Seed palmitic 1-g6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office:value-type="float" office:value="24834013" calcext:value-type="float">
            <text:p>24834013</text:p>
          </table:table-cell>
          <table:table-cell office:value-type="float" office:value="24834152" calcext:value-type="float">
            <text:p>248341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<text:s/>Seed palmitic 1-g7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29609521" calcext:value-type="float">
            <text:p>29609521</text:p>
          </table:table-cell>
          <table:table-cell office:value-type="float" office:value="29609720" calcext:value-type="float">
            <text:p>2960972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<text:s/>Seed palmitic 1-g8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10248427" calcext:value-type="float">
            <text:p>10248427</text:p>
          </table:table-cell>
          <table:table-cell office:value-type="float" office:value="10248637" calcext:value-type="float">
            <text:p>102486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Seed palmitic 1-g9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21906039" calcext:value-type="float">
            <text:p>21906039</text:p>
          </table:table-cell>
          <table:table-cell office:value-type="float" office:value="21906282" calcext:value-type="float">
            <text:p>219062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s/>Seed palmitic 1-g10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5927346" calcext:value-type="float">
            <text:p>5927346</text:p>
          </table:table-cell>
          <table:table-cell office:value-type="float" office:value="5927581" calcext:value-type="float">
            <text:p>59275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<text:s/>Seed palmitic 1-g11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5362576" calcext:value-type="float">
            <text:p>35362576</text:p>
          </table:table-cell>
          <table:table-cell office:value-type="float" office:value="35362794" calcext:value-type="float">
            <text:p>35362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Seed palmitic 1-g12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882497" calcext:value-type="float">
            <text:p>1882497</text:p>
          </table:table-cell>
          <table:table-cell office:value-type="float" office:value="1882695" calcext:value-type="float">
            <text:p>18826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<text:s/>Seed palmitic 1-g13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/>Seed palmitic 1-g14 <text:s text:c="18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37330986" calcext:value-type="float">
            <text:p>37330986</text:p>
          </table:table-cell>
          <table:table-cell office:value-type="float" office:value="37331159" calcext:value-type="float">
            <text:p>373311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s/>Seed palmitic 1-g15 <text:s text:c="18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8233953" calcext:value-type="float">
            <text:p>8233953</text:p>
          </table:table-cell>
          <table:table-cell office:value-type="float" office:value="8234168" calcext:value-type="float">
            <text:p>8234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<text:s/>Seed palmitic 1-g16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31170289" calcext:value-type="float">
            <text:p>31170289</text:p>
          </table:table-cell>
          <table:table-cell office:value-type="float" office:value="31170405" calcext:value-type="float">
            <text:p>311704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<text:s/>Seed palmitic 1-g17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46515608" calcext:value-type="float">
            <text:p>46515608</text:p>
          </table:table-cell>
          <table:table-cell office:value-type="float" office:value="46515796" calcext:value-type="float">
            <text:p>465157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<text:s/>Seed palmitic 1-g18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2059590" calcext:value-type="float">
            <text:p>2059590</text:p>
          </table:table-cell>
          <table:table-cell office:value-type="float" office:value="2059807" calcext:value-type="float">
            <text:p>20598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<text:s/>Seed palmitic 1-g19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7167396" calcext:value-type="float">
            <text:p>47167396</text:p>
          </table:table-cell>
          <table:table-cell office:value-type="float" office:value="47167618" calcext:value-type="float">
            <text:p>471676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eed palmitic 1-g20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2119600" calcext:value-type="float">
            <text:p>42119600</text:p>
          </table:table-cell>
          <table:table-cell office:value-type="float" office:value="42119863" calcext:value-type="float">
            <text:p>421198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s/>Seed palmitic 1-g21 <text:s text:c="18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5010696" calcext:value-type="float">
            <text:p>5010696</text:p>
          </table:table-cell>
          <table:table-cell office:value-type="float" office:value="5010849" calcext:value-type="float">
            <text:p>50108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<text:s/>Seed palmitic 1-g22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5669644" calcext:value-type="float">
            <text:p>5669644</text:p>
          </table:table-cell>
          <table:table-cell office:value-type="float" office:value="5669877" calcext:value-type="float">
            <text:p>56698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<text:s/>Seed palmitic 1-g23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12355353" calcext:value-type="float">
            <text:p>12355353</text:p>
          </table:table-cell>
          <table:table-cell office:value-type="float" office:value="12355600" calcext:value-type="float">
            <text:p>123556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<text:s/>Seed palmitic 1-g24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1395587" calcext:value-type="float">
            <text:p>1395587</text:p>
          </table:table-cell>
          <table:table-cell office:value-type="float" office:value="1395790" calcext:value-type="float">
            <text:p>13957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<text:s/>Seed oleic 1-g1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31753982" calcext:value-type="float">
            <text:p>31753982</text:p>
          </table:table-cell>
          <table:table-cell office:value-type="float" office:value="31754238" calcext:value-type="float">
            <text:p>317542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s/>Seed oleic 1-g2 <text:s text:c="22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office:value-type="float" office:value="17406101" calcext:value-type="float">
            <text:p>17406101</text:p>
          </table:table-cell>
          <table:table-cell office:value-type="float" office:value="17406274" calcext:value-type="float">
            <text:p>174062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<text:s/>Seed oleic 1-g3 <text:s text:c="22"/></text:p>
          </table:table-cell>
          <table:table-cell office:value-type="string" calcext:value-type="string">
            <text:p><text:s/>scaffold_28 </text:p>
          </table:table-cell>
          <table:table-cell office:value-type="string" calcext:value-type="string">
            <text:p><text:s/>B2 <text:s text:c="11"/></text:p>
          </table:table-cell>
          <table:table-cell office:value-type="float" office:value="40335" calcext:value-type="float">
            <text:p>40335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s/>Seed oleic 1-g4 <text:s text:c="22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office:value-type="float" office:value="45041539" calcext:value-type="float">
            <text:p>45041539</text:p>
          </table:table-cell>
          <table:table-cell office:value-type="float" office:value="45041723" calcext:value-type="float">
            <text:p>450417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Seed oleic 1-g5 <text:s text:c="22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43305171" calcext:value-type="float">
            <text:p>43305171</text:p>
          </table:table-cell>
          <table:table-cell office:value-type="float" office:value="43305451" calcext:value-type="float">
            <text:p>43305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s/>Seed oleic 1-g6 <text:s text:c="22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5166202" calcext:value-type="float">
            <text:p>55166202</text:p>
          </table:table-cell>
          <table:table-cell office:value-type="float" office:value="55166350" calcext:value-type="float">
            <text:p>55166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s/>Seed oleic 1-g7 <text:s text:c="22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4104651" calcext:value-type="float">
            <text:p>4104651</text:p>
          </table:table-cell>
          <table:table-cell office:value-type="float" office:value="4104841" calcext:value-type="float">
            <text:p>41048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Seed oleic 1-g8 <text:s text:c="22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45267040" calcext:value-type="float">
            <text:p>45267040</text:p>
          </table:table-cell>
          <table:table-cell office:value-type="float" office:value="45267222" calcext:value-type="float">
            <text:p>4526722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<text:s/>Seed oleic 1-g9 <text:s text:c="22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29355267" calcext:value-type="float">
            <text:p>29355267</text:p>
          </table:table-cell>
          <table:table-cell office:value-type="float" office:value="29355465" calcext:value-type="float">
            <text:p>293554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<text:s/>Seed oleic 1-g10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8817810" calcext:value-type="float">
            <text:p>8817810</text:p>
          </table:table-cell>
          <table:table-cell office:value-type="float" office:value="8817935" calcext:value-type="float">
            <text:p>88179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<text:s/>Seed oleic 1-g11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40470356" calcext:value-type="float">
            <text:p>40470356</text:p>
          </table:table-cell>
          <table:table-cell office:value-type="float" office:value="40470549" calcext:value-type="float">
            <text:p>404705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<text:s/>Seed oleic 1-g12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13771477" calcext:value-type="float">
            <text:p>13771477</text:p>
          </table:table-cell>
          <table:table-cell office:value-type="float" office:value="13771699" calcext:value-type="float">
            <text:p>137716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<text:s/>Seed oleic 1-g13 <text:s text:c="21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office:value-type="float" office:value="28489658" calcext:value-type="float">
            <text:p>28489658</text:p>
          </table:table-cell>
          <table:table-cell office:value-type="float" office:value="28489879" calcext:value-type="float">
            <text:p>284898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s/>Seed oleic 1-g14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32721481" calcext:value-type="float">
            <text:p>32721481</text:p>
          </table:table-cell>
          <table:table-cell office:value-type="float" office:value="32721640" calcext:value-type="float">
            <text:p>327216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s/>Seed oleic 1-g15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10248427" calcext:value-type="float">
            <text:p>10248427</text:p>
          </table:table-cell>
          <table:table-cell office:value-type="float" office:value="10248637" calcext:value-type="float">
            <text:p>102486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s/>Seed oleic 1-g16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34767428" calcext:value-type="float">
            <text:p>34767428</text:p>
          </table:table-cell>
          <table:table-cell office:value-type="float" office:value="34767721" calcext:value-type="float">
            <text:p>347677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s/>Seed oleic 1-g17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1344090" calcext:value-type="float">
            <text:p>1344090</text:p>
          </table:table-cell>
          <table:table-cell office:value-type="float" office:value="1344260" calcext:value-type="float">
            <text:p>13442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s/>Seed oleic 1-g18 <text:s text:c="21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21906039" calcext:value-type="float">
            <text:p>21906039</text:p>
          </table:table-cell>
          <table:table-cell office:value-type="float" office:value="21906282" calcext:value-type="float">
            <text:p>219062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Seed oleic 1-g19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5362576" calcext:value-type="float">
            <text:p>35362576</text:p>
          </table:table-cell>
          <table:table-cell office:value-type="float" office:value="35362794" calcext:value-type="float">
            <text:p>35362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s/>Seed oleic 1-g20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40623814" calcext:value-type="float">
            <text:p>40623814</text:p>
          </table:table-cell>
          <table:table-cell office:value-type="float" office:value="40624043" calcext:value-type="float">
            <text:p>406240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<text:s/>Seed oleic 1-g21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882497" calcext:value-type="float">
            <text:p>1882497</text:p>
          </table:table-cell>
          <table:table-cell office:value-type="float" office:value="1882695" calcext:value-type="float">
            <text:p>18826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s/>Seed oleic 1-g22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s/>Seed oleic 1-g23 <text:s text:c="21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37330986" calcext:value-type="float">
            <text:p>37330986</text:p>
          </table:table-cell>
          <table:table-cell office:value-type="float" office:value="37331159" calcext:value-type="float">
            <text:p>373311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s/>Seed oleic 1-g24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8233953" calcext:value-type="float">
            <text:p>8233953</text:p>
          </table:table-cell>
          <table:table-cell office:value-type="float" office:value="8234168" calcext:value-type="float">
            <text:p>8234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Seed oleic 1-g25 <text:s text:c="21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14155157" calcext:value-type="float">
            <text:p>14155157</text:p>
          </table:table-cell>
          <table:table-cell office:value-type="float" office:value="14155412" calcext:value-type="float">
            <text:p>141554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<text:s/>Seed oleic 1-g26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31170289" calcext:value-type="float">
            <text:p>31170289</text:p>
          </table:table-cell>
          <table:table-cell office:value-type="float" office:value="31170405" calcext:value-type="float">
            <text:p>311704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s/>Seed oleic 1-g27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46515608" calcext:value-type="float">
            <text:p>46515608</text:p>
          </table:table-cell>
          <table:table-cell office:value-type="float" office:value="46515796" calcext:value-type="float">
            <text:p>465157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s/>Seed oleic 1-g28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2059590" calcext:value-type="float">
            <text:p>2059590</text:p>
          </table:table-cell>
          <table:table-cell office:value-type="float" office:value="2059807" calcext:value-type="float">
            <text:p>20598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/>Seed oleic 1-g29 <text:s text:c="21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2119600" calcext:value-type="float">
            <text:p>42119600</text:p>
          </table:table-cell>
          <table:table-cell office:value-type="float" office:value="42119863" calcext:value-type="float">
            <text:p>421198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Seed oleic 1-g30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5010696" calcext:value-type="float">
            <text:p>5010696</text:p>
          </table:table-cell>
          <table:table-cell office:value-type="float" office:value="5010849" calcext:value-type="float">
            <text:p>50108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s/>Seed oleic 1-g31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3418861" calcext:value-type="float">
            <text:p>33418861</text:p>
          </table:table-cell>
          <table:table-cell office:value-type="float" office:value="33419014" calcext:value-type="float">
            <text:p>334190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s/>Seed oleic 1-g3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4554705" calcext:value-type="float">
            <text:p>34554705</text:p>
          </table:table-cell>
          <table:table-cell office:value-type="float" office:value="34554909" calcext:value-type="float">
            <text:p>345549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Seed oleic 1-g33 <text:s text:c="21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1395587" calcext:value-type="float">
            <text:p>1395587</text:p>
          </table:table-cell>
          <table:table-cell office:value-type="float" office:value="1395790" calcext:value-type="float">
            <text:p>13957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s/>Seed linoleic 1-g1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31753982" calcext:value-type="float">
            <text:p>31753982</text:p>
          </table:table-cell>
          <table:table-cell office:value-type="float" office:value="31754238" calcext:value-type="float">
            <text:p>317542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Seed linoleic 1-g2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office:value-type="float" office:value="17406101" calcext:value-type="float">
            <text:p>17406101</text:p>
          </table:table-cell>
          <table:table-cell office:value-type="float" office:value="17406274" calcext:value-type="float">
            <text:p>174062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<text:s/>Seed linoleic 1-g3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office:value-type="float" office:value="45041539" calcext:value-type="float">
            <text:p>45041539</text:p>
          </table:table-cell>
          <table:table-cell office:value-type="float" office:value="45041723" calcext:value-type="float">
            <text:p>450417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<text:s/>Seed linoleic 1-g4 <text:s text:c="19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43305171" calcext:value-type="float">
            <text:p>43305171</text:p>
          </table:table-cell>
          <table:table-cell office:value-type="float" office:value="43305451" calcext:value-type="float">
            <text:p>43305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<text:s/>Seed linoleic 1-g5 <text:s text:c="19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office:value-type="float" office:value="55166202" calcext:value-type="float">
            <text:p>55166202</text:p>
          </table:table-cell>
          <table:table-cell office:value-type="float" office:value="55166350" calcext:value-type="float">
            <text:p>551663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<text:s/>Seed linoleic 1-g6 <text:s text:c="19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4104651" calcext:value-type="float">
            <text:p>4104651</text:p>
          </table:table-cell>
          <table:table-cell office:value-type="float" office:value="4104841" calcext:value-type="float">
            <text:p>41048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s/>Seed linoleic 1-g7 <text:s text:c="19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29355267" calcext:value-type="float">
            <text:p>29355267</text:p>
          </table:table-cell>
          <table:table-cell office:value-type="float" office:value="29355465" calcext:value-type="float">
            <text:p>293554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s/>Seed linoleic 1-g8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8817810" calcext:value-type="float">
            <text:p>8817810</text:p>
          </table:table-cell>
          <table:table-cell office:value-type="float" office:value="8817935" calcext:value-type="float">
            <text:p>88179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<text:s/>Seed linoleic 1-g9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40470356" calcext:value-type="float">
            <text:p>40470356</text:p>
          </table:table-cell>
          <table:table-cell office:value-type="float" office:value="40470549" calcext:value-type="float">
            <text:p>404705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s/>Seed linoleic 1-g10 <text:s text:c="18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office:value-type="float" office:value="28489658" calcext:value-type="float">
            <text:p>28489658</text:p>
          </table:table-cell>
          <table:table-cell office:value-type="float" office:value="28489879" calcext:value-type="float">
            <text:p>284898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<text:s/>Seed linoleic 1-g11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32721481" calcext:value-type="float">
            <text:p>32721481</text:p>
          </table:table-cell>
          <table:table-cell office:value-type="float" office:value="32721640" calcext:value-type="float">
            <text:p>327216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<text:s/>Seed linoleic 1-g12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10248427" calcext:value-type="float">
            <text:p>10248427</text:p>
          </table:table-cell>
          <table:table-cell office:value-type="float" office:value="10248637" calcext:value-type="float">
            <text:p>102486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Seed linoleic 1-g13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34767428" calcext:value-type="float">
            <text:p>34767428</text:p>
          </table:table-cell>
          <table:table-cell office:value-type="float" office:value="34767721" calcext:value-type="float">
            <text:p>347677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Seed linoleic 1-g14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1344090" calcext:value-type="float">
            <text:p>1344090</text:p>
          </table:table-cell>
          <table:table-cell office:value-type="float" office:value="1344260" calcext:value-type="float">
            <text:p>13442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<text:s/>Seed linoleic 1-g15 <text:s text:c="18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office:value-type="float" office:value="21906039" calcext:value-type="float">
            <text:p>21906039</text:p>
          </table:table-cell>
          <table:table-cell office:value-type="float" office:value="21906282" calcext:value-type="float">
            <text:p>219062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<text:s/>Seed linoleic 1-g16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5362576" calcext:value-type="float">
            <text:p>35362576</text:p>
          </table:table-cell>
          <table:table-cell office:value-type="float" office:value="35362794" calcext:value-type="float">
            <text:p>35362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s/>Seed linoleic 1-g17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40623814" calcext:value-type="float">
            <text:p>40623814</text:p>
          </table:table-cell>
          <table:table-cell office:value-type="float" office:value="40624043" calcext:value-type="float">
            <text:p>406240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<text:s/>Seed linoleic 1-g18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<text:s/>Seed linoleic 1-g19 <text:s text:c="18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37330986" calcext:value-type="float">
            <text:p>37330986</text:p>
          </table:table-cell>
          <table:table-cell office:value-type="float" office:value="37331159" calcext:value-type="float">
            <text:p>373311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s/>Seed linoleic 1-g20 <text:s text:c="18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8233953" calcext:value-type="float">
            <text:p>8233953</text:p>
          </table:table-cell>
          <table:table-cell office:value-type="float" office:value="8234168" calcext:value-type="float">
            <text:p>8234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s/>Seed linoleic 1-g21 <text:s text:c="18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14155157" calcext:value-type="float">
            <text:p>14155157</text:p>
          </table:table-cell>
          <table:table-cell office:value-type="float" office:value="14155412" calcext:value-type="float">
            <text:p>141554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<text:s/>Seed linoleic 1-g22 <text:s text:c="18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office:value-type="float" office:value="46515608" calcext:value-type="float">
            <text:p>46515608</text:p>
          </table:table-cell>
          <table:table-cell office:value-type="float" office:value="46515796" calcext:value-type="float">
            <text:p>465157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<text:s/>Seed linoleic 1-g23 <text:s text:c="18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office:value-type="float" office:value="42119600" calcext:value-type="float">
            <text:p>42119600</text:p>
          </table:table-cell>
          <table:table-cell office:value-type="float" office:value="42119863" calcext:value-type="float">
            <text:p>421198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<text:s/>Seed linoleic 1-g24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3418861" calcext:value-type="float">
            <text:p>33418861</text:p>
          </table:table-cell>
          <table:table-cell office:value-type="float" office:value="33419014" calcext:value-type="float">
            <text:p>3341901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<text:s/>Seed linoleic 1-g25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office:value-type="float" office:value="34554705" calcext:value-type="float">
            <text:p>34554705</text:p>
          </table:table-cell>
          <table:table-cell office:value-type="float" office:value="34554909" calcext:value-type="float">
            <text:p>345549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<text:s/>Seed linoleic 1-g26 <text:s text:c="18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1395587" calcext:value-type="float">
            <text:p>1395587</text:p>
          </table:table-cell>
          <table:table-cell office:value-type="float" office:value="1395790" calcext:value-type="float">
            <text:p>13957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Seed linolenic 1-g1 <text:s text:c="18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31753982" calcext:value-type="float">
            <text:p>31753982</text:p>
          </table:table-cell>
          <table:table-cell office:value-type="float" office:value="31754238" calcext:value-type="float">
            <text:p>317542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<text:s/>Seed linolenic 1-g2 <text:s text:c="18"/></text:p>
          </table:table-cell>
          <table:table-cell office:value-type="string" calcext:value-type="string">
            <text:p><text:s/>scaffold_28 </text:p>
          </table:table-cell>
          <table:table-cell office:value-type="string" calcext:value-type="string">
            <text:p><text:s/>B1 <text:s text:c="11"/></text:p>
          </table:table-cell>
          <table:table-cell office:value-type="float" office:value="40335" calcext:value-type="float">
            <text:p>40335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Seed linolenic 1-g3 <text:s text:c="18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43305171" calcext:value-type="float">
            <text:p>43305171</text:p>
          </table:table-cell>
          <table:table-cell office:value-type="float" office:value="43305451" calcext:value-type="float">
            <text:p>433054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<text:s/>Seed linolenic 1-g4 <text:s text:c="18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office:value-type="float" office:value="7891669" calcext:value-type="float">
            <text:p>7891669</text:p>
          </table:table-cell>
          <table:table-cell office:value-type="float" office:value="7891823" calcext:value-type="float">
            <text:p>78918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Seed linolenic 1-g5 <text:s text:c="18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8817810" calcext:value-type="float">
            <text:p>8817810</text:p>
          </table:table-cell>
          <table:table-cell office:value-type="float" office:value="8817935" calcext:value-type="float">
            <text:p>881793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Seed linolenic 1-g6 <text:s text:c="18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office:value-type="float" office:value="40470356" calcext:value-type="float">
            <text:p>40470356</text:p>
          </table:table-cell>
          <table:table-cell office:value-type="float" office:value="40470549" calcext:value-type="float">
            <text:p>404705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Seed linolenic 1-g7 <text:s text:c="18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office:value-type="float" office:value="10248427" calcext:value-type="float">
            <text:p>10248427</text:p>
          </table:table-cell>
          <table:table-cell office:value-type="float" office:value="10248637" calcext:value-type="float">
            <text:p>102486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<text:s/>Seed linolenic 1-g8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35362576" calcext:value-type="float">
            <text:p>35362576</text:p>
          </table:table-cell>
          <table:table-cell office:value-type="float" office:value="35362794" calcext:value-type="float">
            <text:p>35362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<text:s/>Seed linolenic 1-g9 <text:s text:c="18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office:value-type="float" office:value="1287393" calcext:value-type="float">
            <text:p>1287393</text:p>
          </table:table-cell>
          <table:table-cell office:value-type="float" office:value="1287548" calcext:value-type="float">
            <text:p>12875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<text:s/>Seed linolenic 1-g10 <text:s text:c="17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37330986" calcext:value-type="float">
            <text:p>37330986</text:p>
          </table:table-cell>
          <table:table-cell office:value-type="float" office:value="37331159" calcext:value-type="float">
            <text:p>3733115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<text:s/>Seed linolenic 1-g11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office:value-type="float" office:value="8233953" calcext:value-type="float">
            <text:p>8233953</text:p>
          </table:table-cell>
          <table:table-cell office:value-type="float" office:value="8234168" calcext:value-type="float">
            <text:p>82341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Seed linolenic 1-g12 <text:s text:c="17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office:value-type="float" office:value="14155157" calcext:value-type="float">
            <text:p>14155157</text:p>
          </table:table-cell>
          <table:table-cell office:value-type="float" office:value="14155412" calcext:value-type="float">
            <text:p>141554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<text:s/>Seed linolenic 1-g13 <text:s text:c="17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office:value-type="float" office:value="1395587" calcext:value-type="float">
            <text:p>1395587</text:p>
          </table:table-cell>
          <table:table-cell office:value-type="float" office:value="1395790" calcext:value-type="float">
            <text:p>13957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<text:s/>Ureide content 1-g1.1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0879523" calcext:value-type="float">
            <text:p>508795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<text:s/>Ureide content 1-g1.2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0933494" calcext:value-type="float">
            <text:p>509334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<text:s/>Ureide content 1-g1.3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0945345" calcext:value-type="float">
            <text:p>509453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Ureide content 1-g1.4 <text:s text:c="16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0947984" calcext:value-type="float">
            <text:p>509479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<text:s/>Ureide content 1-g2 <text:s text:c="18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708415" calcext:value-type="float">
            <text:p>7084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Ureide content 1-g3.1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1831588" calcext:value-type="float">
            <text:p>118315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<text:s/>Ureide content 1-g3.2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1832657" calcext:value-type="float">
            <text:p>118326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<text:s/>Ureide content 1-g4.1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456364" calcext:value-type="float">
            <text:p>404563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<text:s/>Ureide content 1-g4.2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700381" calcext:value-type="float">
            <text:p>407003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<text:s/>Ureide content 1-g4.3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701593" calcext:value-type="float">
            <text:p>407015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<text:s/>Ureide content 1-g4.4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714703" calcext:value-type="float">
            <text:p>407147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<text:s/>Ureide content 1-g4.5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934117" calcext:value-type="float">
            <text:p>409341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Ureide content 1-g4.6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0974521" calcext:value-type="float">
            <text:p>409745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<text:s/>Ureide content 1-g5.1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4765738" calcext:value-type="float">
            <text:p>447657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<text:s/>Ureide content 1-g5.2 <text:s text:c="16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4766619" calcext:value-type="float">
            <text:p>447666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Ureide content 1-g6.1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940246" calcext:value-type="float">
            <text:p>19402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<text:s/>Ureide content 1-g6.2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162550" calcext:value-type="float">
            <text:p>21625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Ureide content 1-g6.3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192269" calcext:value-type="float">
            <text:p>21922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<text:s/>Ureide content 1-g6.4 <text:s text:c="16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203098" calcext:value-type="float">
            <text:p>22030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Ureide content 1-g7 <text:s text:c="18"/></text:p>
          </table:table-cell>
          <table:table-cell office:value-type="string" calcext:value-type="string">
            <text:p><text:s/>scaffold_75 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56395" calcext:value-type="float">
            <text:p>563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<text:s/>Ureide content 1-g8 <text:s text:c="18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1757558" calcext:value-type="float">
            <text:p>117575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<text:s/>Ureide content 1-g9 <text:s text:c="18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3204816" calcext:value-type="float">
            <text:p>232048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Ureide content 1-g10.1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4142651" calcext:value-type="float">
            <text:p>241426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<text:s/>Ureide content 1-g10.2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24765105" calcext:value-type="float">
            <text:p>247651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<text:s/>Ureide content 1-g11.1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3307179" calcext:value-type="float">
            <text:p>333071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<text:s/>Ureide content 1-g11.2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3335643" calcext:value-type="float">
            <text:p>333356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<text:s/>Ureide content 1-g11.3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3427045" calcext:value-type="float">
            <text:p>334270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<text:s/>Ureide content 1-g12 <text:s text:c="17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2511158" calcext:value-type="float">
            <text:p>425111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Ureide content 1-g13.1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4054682" calcext:value-type="float">
            <text:p>440546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<text:s/>Ureide content 1-g13.2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4057800" calcext:value-type="float">
            <text:p>4405780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<text:s/>Ureide content 1-g13.3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4059945" calcext:value-type="float">
            <text:p>440599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<text:s/>Ureide content 1-g13.4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4064424" calcext:value-type="float">
            <text:p>440644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Ureide content 1-g13.5 <text:s text:c="15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44071254" calcext:value-type="float">
            <text:p>440712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<text:s/>Ureide content 1-g14 <text:s text:c="1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8365264" calcext:value-type="float">
            <text:p>83652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Ureide content 1-g15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2666291" calcext:value-type="float">
            <text:p>26662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<text:s/>Ureide content 1-g16.1 <text:s text:c="15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4333499" calcext:value-type="float">
            <text:p>343334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s/>Ureide content 1-g16.2 <text:s text:c="15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4335534" calcext:value-type="float">
            <text:p>343355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Ureide content 1-g17 <text:s text:c="17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41398449" calcext:value-type="float">
            <text:p>413984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s/>Ureide content 1-g18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9939444" calcext:value-type="float">
            <text:p>199394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<text:s/>Ureide content 1-g19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1632969" calcext:value-type="float">
            <text:p>216329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<text:s/>Ureide content 1-g20.1 <text:s text:c="1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0054221" calcext:value-type="float">
            <text:p>400542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<text:s/>Ureide content 1-g20.2 <text:s text:c="1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0116656" calcext:value-type="float">
            <text:p>401166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Ureide content 1-g20.3 <text:s text:c="15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40229396" calcext:value-type="float">
            <text:p>402293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Ureide content 1-g21.1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316809" calcext:value-type="float">
            <text:p>1131680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Ureide content 1-g21.2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308453" calcext:value-type="float">
            <text:p>113084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<text:s/>Ureide content 1-g21.3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305723" calcext:value-type="float">
            <text:p>113057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<text:s/>Ureide content 1-g21.4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59155" calcext:value-type="float">
            <text:p>112591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Ureide content 1-g21.5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49323" calcext:value-type="float">
            <text:p>112493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<text:s/>Ureide content 1-g21.6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39554" calcext:value-type="float">
            <text:p>1123955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<text:s/>Ureide content 1-g21.7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38773" calcext:value-type="float">
            <text:p>112387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<text:s/>Ureide content 1-g21.8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35432" calcext:value-type="float">
            <text:p>112354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Ureide content 1-g21.9 <text:s text:c="15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13164" calcext:value-type="float">
            <text:p>112131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Ureide content 1-g21.10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212430" calcext:value-type="float">
            <text:p>112124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s/>Ureide content 1-g21.11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1190796" calcext:value-type="float">
            <text:p>1119079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<text:s/>Ureide content 1-g21.12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89338" calcext:value-type="float">
            <text:p>109893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Ureide content 1-g21.13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85740" calcext:value-type="float">
            <text:p>109857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s/>Ureide content 1-g21.14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79879" calcext:value-type="float">
            <text:p>109798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<text:s/>Ureide content 1-g21.15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43461" calcext:value-type="float">
            <text:p>109434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<text:s/>Ureide content 1-g21.16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21274" calcext:value-type="float">
            <text:p>109212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<text:s/>Ureide content 1-g21.17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03246" calcext:value-type="float">
            <text:p>109032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<text:s/>Ureide content 1-g21.18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901090" calcext:value-type="float">
            <text:p>109010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/>Ureide content 1-g21.19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99434" calcext:value-type="float">
            <text:p>108994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Ureide content 1-g21.20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59556" calcext:value-type="float">
            <text:p>1085955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Ureide content 1-g21.21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34338" calcext:value-type="float">
            <text:p>108343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Ureide content 1-g21.22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27868" calcext:value-type="float">
            <text:p>108278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Ureide content 1-g21.23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24465" calcext:value-type="float">
            <text:p>108244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Ureide content 1-g21.24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14477" calcext:value-type="float">
            <text:p>108144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Ureide content 1-g21.25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806937" calcext:value-type="float">
            <text:p>108069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Ureide content 1-g21.26 <text:s text:c="14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0781860" calcext:value-type="float">
            <text:p>107818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Ureide content 1-g22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36782439" calcext:value-type="float">
            <text:p>367824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Ureide content 1-g23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36790123" calcext:value-type="float">
            <text:p>3679012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Ureide content 1-g24 <text:s text:c="17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36794240" calcext:value-type="float">
            <text:p>367942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Ureide content 1-g23 <text:s text:c="17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711242" calcext:value-type="float">
            <text:p>47112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Ureide content 1-g24.1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230040" calcext:value-type="float">
            <text:p>22300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Ureide content 1-g24.2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238425" calcext:value-type="float">
            <text:p>22384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Ureide content 1-g24.3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2239027" calcext:value-type="float">
            <text:p>22390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Ureide content 1-g25.1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45552" calcext:value-type="float">
            <text:p>45455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Ureide content 1-g25.2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46845" calcext:value-type="float">
            <text:p>45468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Ureide content 1-g25.3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47616" calcext:value-type="float">
            <text:p>45476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Ureide content 1-g25.4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625079" calcext:value-type="float">
            <text:p>46250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Ureide content 1-g25.5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643206" calcext:value-type="float">
            <text:p>46432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Ureide content 1-g26.1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39380403" calcext:value-type="float">
            <text:p>393804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Ureide content 1-g26.2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39525067" calcext:value-type="float">
            <text:p>395250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Ureide content 1-g26.3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39546510" calcext:value-type="float">
            <text:p>395465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Ureide content 1-g27.1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667217" calcext:value-type="float">
            <text:p>446672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Ureide content 1-g27.2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671785" calcext:value-type="float">
            <text:p>446717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Ureide content 1-g27.3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990199" calcext:value-type="float">
            <text:p>449901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Ureide content 1-g27.4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998042" calcext:value-type="float">
            <text:p>449980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Ureide content 1-g27.5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009425" calcext:value-type="float">
            <text:p>450094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Ureide content 1-g27.6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015062" calcext:value-type="float">
            <text:p>450150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Ureide content 1-g27.7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022163" calcext:value-type="float">
            <text:p>450221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Ureide content 1-g27.8 <text:s text:c="15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226484" calcext:value-type="float">
            <text:p>452264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Ureide content 1-g28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879577" calcext:value-type="float">
            <text:p>8795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Ureide content 1-g29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5199343" calcext:value-type="float">
            <text:p>519934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Ureide content 1-g30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0864415" calcext:value-type="float">
            <text:p>308644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Ureide content 1-g31.1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292478" calcext:value-type="float">
            <text:p>229247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Ureide content 1-g31.2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293283" calcext:value-type="float">
            <text:p>22932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Ureide content 1-g31.3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297984" calcext:value-type="float">
            <text:p>22979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<text:s/>Ureide content 1-g31.4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307989" calcext:value-type="float">
            <text:p>23079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Ureide content 1-g31.5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309770" calcext:value-type="float">
            <text:p>23097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s/>Ureide content 1-g31.6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2315489" calcext:value-type="float">
            <text:p>23154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Ureide content 1-g32.1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580948" calcext:value-type="float">
            <text:p>345809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Ureide content 1-g32.2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739995" calcext:value-type="float">
            <text:p>347399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Ureide content 1-g32.3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753977" calcext:value-type="float">
            <text:p>347539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Ureide content 1-g32.4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835208" calcext:value-type="float">
            <text:p>348352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Ureide content 1-g32.5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851942" calcext:value-type="float">
            <text:p>348519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Ureide content 1-g32.6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856705" calcext:value-type="float">
            <text:p>348567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Ureide content 1-g32.7 <text:s text:c="15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34858016" calcext:value-type="float">
            <text:p>348580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Ureide content 1-g33.1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8242340" calcext:value-type="float">
            <text:p>182423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Ureide content 1-g33.2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8229150" calcext:value-type="float">
            <text:p>182291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Ureide content 1-g34 <text:s text:c="17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25040804" calcext:value-type="float">
            <text:p>250408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Ureide content 1-g35.1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05516" calcext:value-type="float">
            <text:p>407055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Ureide content 1-g35.2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26258" calcext:value-type="float">
            <text:p>407262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Ureide content 1-g35.3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71845" calcext:value-type="float">
            <text:p>407718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Ureide content 1-g35.4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75303" calcext:value-type="float">
            <text:p>407753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Ureide content 1-g35.5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80428" calcext:value-type="float">
            <text:p>407804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Ureide content 1-g35.6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86052" calcext:value-type="float">
            <text:p>407860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<text:s/>Ureide content 1-g35.7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92630" calcext:value-type="float">
            <text:p>407926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Ureide content 1-g35.8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793063" calcext:value-type="float">
            <text:p>407930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Ureide content 1-g35.9 <text:s text:c="15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842247" calcext:value-type="float">
            <text:p>408422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Ureide content 1-g36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3659474" calcext:value-type="float">
            <text:p>36594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Ureide content 1-g37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895058" calcext:value-type="float">
            <text:p>58950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Ureide content 1-g38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5714073" calcext:value-type="float">
            <text:p>457140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Ureide content 1-g39 <text:s text:c="17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7119293" calcext:value-type="float">
            <text:p>471192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<text:s/>Ureide content 1-g40.1 <text:s text:c="15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4605950" calcext:value-type="float">
            <text:p>146059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Ureide content 1-g40.2 <text:s text:c="15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4630610" calcext:value-type="float">
            <text:p>146306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Ureide content 1-g41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5768186" calcext:value-type="float">
            <text:p>157681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Ureide content 1-g42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6329398" calcext:value-type="float">
            <text:p>363293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Ureide content 1-g43 <text:s text:c="17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7343508" calcext:value-type="float">
            <text:p>73435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Ureide content 1-g44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58284" calcext:value-type="float">
            <text:p>4582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Ureide content 1-g45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3963889" calcext:value-type="float">
            <text:p>39638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Ureide content 1-g46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3495284" calcext:value-type="float">
            <text:p>434952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Ureide content 1-g47 <text:s text:c="17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6858485" calcext:value-type="float">
            <text:p>468584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Ureide content 1-g48.1 <text:s text:c="15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3162034" calcext:value-type="float">
            <text:p>5316203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Ureide content 1-g48.2 <text:s text:c="15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3182301" calcext:value-type="float">
            <text:p>531823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Ureide content 1-g48.3 <text:s text:c="15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3185492" calcext:value-type="float">
            <text:p>531854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Ureide content 1-g49 <text:s text:c="17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129236" calcext:value-type="float">
            <text:p>461292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Ureide content 1-g50.1 <text:s text:c="15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878915" calcext:value-type="float">
            <text:p>468789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Ureide content 1-g50.2 <text:s text:c="15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6940649" calcext:value-type="float">
            <text:p>469406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Ureide content 1-g50.3 <text:s text:c="15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187424" calcext:value-type="float">
            <text:p>4718742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s/>Ureide content 1-g50.4 <text:s text:c="15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194478" calcext:value-type="float">
            <text:p>4719447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<text:s/>Ureide content 1-g51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1478527" calcext:value-type="float">
            <text:p>14785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Ureide content 1-g52.1 <text:s text:c="15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729173" calcext:value-type="float">
            <text:p>367291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<text:s/>Ureide content 1-g52.2 <text:s text:c="15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6776799" calcext:value-type="float">
            <text:p>367767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Ureide content 1-g52.3 <text:s text:c="15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7015984" calcext:value-type="float">
            <text:p>370159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Ureide content 1-g53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5726525" calcext:value-type="float">
            <text:p>457265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Flower color 1-g1 <text:s text:c="20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8211927" calcext:value-type="float">
            <text:p>1821192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Pubescence color 1-g1 <text:s text:c="16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8844283" calcext:value-type="float">
            <text:p>188442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Hilum color 1-g1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8508938" calcext:value-type="float">
            <text:p>85089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<text:s/>Hilum color 1-g2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5660731" calcext:value-type="float">
            <text:p>4566073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R8 full maturity 4-g1 <text:s text:c="16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590801" calcext:value-type="float">
            <text:p>475908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Plant height 4-g1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7680091" calcext:value-type="float">
            <text:p>476800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Seed weight 6-g1 <text:s text:c="2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8177110" calcext:value-type="float">
            <text:p>81771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Seed weight 6-g2 <text:s text:c="21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0195118" calcext:value-type="float">
            <text:p>301951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Seed weight 6-g3 <text:s text:c="21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3667906" calcext:value-type="float">
            <text:p>436679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Seed oil 5-g1 <text:s text:c="24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1380926" calcext:value-type="float">
            <text:p>313809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Seed oil 5-g2 <text:s text:c="24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6415576" calcext:value-type="float">
            <text:p>464155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Seed oil 5-g3 <text:s text:c="24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1815850" calcext:value-type="float">
            <text:p>181585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Seed oil 5-g4 <text:s text:c="24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65161" calcext:value-type="float">
            <text:p>651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Seed oil 5-g5 <text:s text:c="24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4204153" calcext:value-type="float">
            <text:p>42041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Seed oil 5-g6 <text:s text:c="24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50539611" calcext:value-type="float">
            <text:p>505396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Seed oil 5-g7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18345755" calcext:value-type="float">
            <text:p>183457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Seed oil 5-g8 <text:s text:c="24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1866045" calcext:value-type="float">
            <text:p>318660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Seed protein 4-g1 <text:s text:c="20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1380926" calcext:value-type="float">
            <text:p>313809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Seed protein 4-g2 <text:s text:c="20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6415576" calcext:value-type="float">
            <text:p>464155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/>Seed protein 4-g3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1330775" calcext:value-type="float">
            <text:p>13307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Seed protein 4-g4 <text:s text:c="20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126916" calcext:value-type="float">
            <text:p>1269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Seed protein 4-g5 <text:s text:c="20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4204153" calcext:value-type="float">
            <text:p>42041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<text:s/>Seed protein 4-g6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50539611" calcext:value-type="float">
            <text:p>505396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Seed protein 4-g7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18345755" calcext:value-type="float">
            <text:p>183457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<text:s/>Seed protein 4-g8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1756869" calcext:value-type="float">
            <text:p>317568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Canopy cover 1-g1 <text:s text:c="20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1797141" calcext:value-type="float">
            <text:p>517971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Canopy cover 1-g2 <text:s text:c="20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7757692" calcext:value-type="float">
            <text:p>377576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<text:s/>Canopy cover 1-g3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4140216" calcext:value-type="float">
            <text:p>141402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<text:s/>Canopy cover 1-g4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077374" calcext:value-type="float">
            <text:p>4077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<text:s/>Canopy cover 1-g5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4698392" calcext:value-type="float">
            <text:p>446983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Canopy cover 1-g6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45208748" calcext:value-type="float">
            <text:p>4520874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<text:s/>Canopy cover 1-g7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1630408" calcext:value-type="float">
            <text:p>16304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Seed weight 7-g1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0724329" calcext:value-type="float">
            <text:p>307243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Seed weight 7-g2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0314753" calcext:value-type="float">
            <text:p>303147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Seed weight 7-g3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2782075" calcext:value-type="float">
            <text:p>327820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Seed weight 7-g4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6376946" calcext:value-type="float">
            <text:p>363769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Seed weight 7-g5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0151473" calcext:value-type="float">
            <text:p>401514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<text:s/>Seed weight 7-g6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2492277" calcext:value-type="float">
            <text:p>24922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Seed weight 7-g7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2492594" calcext:value-type="float">
            <text:p>24925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Seed weight 7-g8 <text:s text:c="21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8364226" calcext:value-type="float">
            <text:p>836422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"Branch number, main stem 1-g1" <text:s text:c="6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10942849" calcext:value-type="float">
            <text:p>109428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"Branch number, main stem 1-g2" <text:s text:c="6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687969" calcext:value-type="float">
            <text:p>6879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<text:s/>"Branch number, main stem 1-g3"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42596278" calcext:value-type="float">
            <text:p>4259627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"Branch number, main stem 1-g4" <text:s text:c="6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10983581" calcext:value-type="float">
            <text:p>109835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"Branch number, main stem 1-g5" <text:s text:c="6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27808670" calcext:value-type="float">
            <text:p>278086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<text:s/>"Branch number, main stem 1-g6" <text:s text:c="6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4074375" calcext:value-type="float">
            <text:p>340743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"Stem diameter, main 1-g1" <text:s text:c="11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2380973" calcext:value-type="float">
            <text:p>23809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<text:s/>Plant height 2-g1 <text:s text:c="20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4893681" calcext:value-type="float">
            <text:p>4489368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Plant height 2-g2 <text:s text:c="20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5165212" calcext:value-type="float">
            <text:p>45165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Plant height 2-g3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15923907" calcext:value-type="float">
            <text:p>159239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Seed weight 2-g1 <text:s text:c="21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7598387" calcext:value-type="float">
            <text:p>475983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Seed weight 2-g2 <text:s text:c="21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8117007" calcext:value-type="float">
            <text:p>3811700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<text:s/>Seed weight 2-g3 <text:s text:c="2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5649091" calcext:value-type="float">
            <text:p>156490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Seed weight 2-g4 <text:s text:c="21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5649090" calcext:value-type="float">
            <text:p>156490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Seed yield 2-g1 <text:s text:c="2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17660886" calcext:value-type="float">
            <text:p>176608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Seed yield 2-g2 <text:s text:c="2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3823755" calcext:value-type="float">
            <text:p>38237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Seed yield 2-g3 <text:s text:c="22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8448188" calcext:value-type="float">
            <text:p>384481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<text:s/>Seed yield 2-g4 <text:s text:c="22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8642636" calcext:value-type="float">
            <text:p>38642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Pod number 2-g1 <text:s text:c="22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5252046" calcext:value-type="float">
            <text:p>52520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Pod number 2-g2 <text:s text:c="22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5165212" calcext:value-type="float">
            <text:p>451652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Pod number 2-g3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3902439" calcext:value-type="float">
            <text:p>339024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Pod number 2-g4 <text:s text:c="22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6237442" calcext:value-type="float">
            <text:p>262374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Pod number 2-g5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5649090" calcext:value-type="float">
            <text:p>1564909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Pod number 2-g6 <text:s text:c="2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5649091" calcext:value-type="float">
            <text:p>1564909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Pod number 2-g7 <text:s text:c="22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10942849" calcext:value-type="float">
            <text:p>109428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Pod number 2-g8 <text:s text:c="22"/></text:p>
          </table:table-cell>
          <table:table-cell office:value-type="string" calcext:value-type="string">
            <text:p><text:s/>Gm05 <text:s text:c="7"/></text:p>
          </table:table-cell>
          <table:table-cell office:value-type="string" calcext:value-type="string">
            <text:p><text:s/>A1 <text:s text:c="11"/></text:p>
          </table:table-cell>
          <table:table-cell table:number-columns-repeated="2" office:value-type="float" office:value="38923016" calcext:value-type="float">
            <text:p>3892301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Seeds per plant 2-g1 <text:s text:c="17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5252046" calcext:value-type="float">
            <text:p>52520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<text:s/>Seeds per plant 2-g2 <text:s text:c="17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33902439" calcext:value-type="float">
            <text:p>339024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Seeds per plant 2-g3 <text:s text:c="17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office:value-type="float" office:value="18211927" calcext:value-type="float">
            <text:p>18211927</text:p>
          </table:table-cell>
          <table:table-cell office:value-type="float" office:value="26237442" calcext:value-type="float">
            <text:p>262374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Seeds per plant 2-g4 <text:s text:c="17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office:value-type="float" office:value="15923907" calcext:value-type="float">
            <text:p>15923907</text:p>
          </table:table-cell>
          <table:table-cell office:value-type="float" office:value="18844283" calcext:value-type="float">
            <text:p>1884428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<text:s/>Seeds per plant 2-g5 <text:s text:c="17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43360" calcext:value-type="float">
            <text:p>44336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First flower 2-g1 <text:s text:c="20"/></text:p>
          </table:table-cell>
          <table:table-cell office:value-type="string" calcext:value-type="string">
            <text:p><text:s/>Gm01 <text:s text:c="7"/></text:p>
          </table:table-cell>
          <table:table-cell office:value-type="string" calcext:value-type="string">
            <text:p><text:s/>D1a <text:s text:c="10"/></text:p>
          </table:table-cell>
          <table:table-cell table:number-columns-repeated="2" office:value-type="float" office:value="51104169" calcext:value-type="float">
            <text:p>5110416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First flower 2-g2 <text:s text:c="20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517364" calcext:value-type="float">
            <text:p>45173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First flower 2-g3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6079473" calcext:value-type="float">
            <text:p>607947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First flower 2-g4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6768958" calcext:value-type="float">
            <text:p>1676895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First flower 2-g5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26102718" calcext:value-type="float">
            <text:p>2610271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First flower 2-g6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5995694" calcext:value-type="float">
            <text:p>59956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First flower 2-g7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7433625" calcext:value-type="float">
            <text:p>743362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First flower 2-g8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4243305" calcext:value-type="float">
            <text:p>1424330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First flower 2-g9 <text:s text:c="20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38950138" calcext:value-type="float">
            <text:p>3895013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<text:s/>First flower 2-g10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7753910" calcext:value-type="float">
            <text:p>177539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First flower 2-g11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5505357" calcext:value-type="float">
            <text:p>455053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<text:s/>First flower 2-g12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5169252" calcext:value-type="float">
            <text:p>451692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<text:s/>First flower 2-g13 <text:s text:c="19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5665786" calcext:value-type="float">
            <text:p>456657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First flower 2-g14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431321" calcext:value-type="float">
            <text:p>443132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First flower 2-g15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6155519" calcext:value-type="float">
            <text:p>615551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First flower 2-g16 <text:s text:c="19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6936587" calcext:value-type="float">
            <text:p>693658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<text:s/>First flower 2-g17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403993" calcext:value-type="float">
            <text:p>14039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First flower 2-g18 <text:s text:c="19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1169779" calcext:value-type="float">
            <text:p>111697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<text:s/>First flower 2-g19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0878186" calcext:value-type="float">
            <text:p>408781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First flower 2-g20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2919862" calcext:value-type="float">
            <text:p>291986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First flower 2-g21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4753289" calcext:value-type="float">
            <text:p>4475328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/>First flower 2-g22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43901336" calcext:value-type="float">
            <text:p>439013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First flower 2-g23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570437" calcext:value-type="float">
            <text:p>565704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First flower 2-g24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0854939" calcext:value-type="float">
            <text:p>4085493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First flower 2-g25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76646" calcext:value-type="float">
            <text:p>2766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/>First flower 2-g26.1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4888164" calcext:value-type="float">
            <text:p>2488816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<text:s/>First flower 2-g26.2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8156541" calcext:value-type="float">
            <text:p>2815654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First flower 2-g26.3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29014086" calcext:value-type="float">
            <text:p>2901408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<text:s/>First flower 2-g26.4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0358415" calcext:value-type="float">
            <text:p>3035841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First flower 2-g26.5 <text:s text:c="17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1127936" calcext:value-type="float">
            <text:p>311279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First flower 2-g27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7859128" calcext:value-type="float">
            <text:p>4785912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R8 full maturity 2-g1 <text:s text:c="16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10183893" calcext:value-type="float">
            <text:p>1018389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R8 full maturity 2-g2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434861" calcext:value-type="float">
            <text:p>24348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<text:s/>R8 full maturity 2-g3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849579" calcext:value-type="float">
            <text:p>28495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<text:s/>R8 full maturity 2-g4 <text:s text:c="16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031911" calcext:value-type="float">
            <text:p>303191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R8 full maturity 2-g5 <text:s text:c="16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4029" calcext:value-type="float">
            <text:p>452040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R8 full maturity 2-g6 <text:s text:c="16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8030545" calcext:value-type="float">
            <text:p>4803054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Reproductive period 2-g1 <text:s text:c="13"/></text:p>
          </table:table-cell>
          <table:table-cell office:value-type="string" calcext:value-type="string">
            <text:p><text:s/>Gm02 <text:s text:c="7"/></text:p>
          </table:table-cell>
          <table:table-cell office:value-type="string" calcext:value-type="string">
            <text:p><text:s/>D1b <text:s text:c="10"/></text:p>
          </table:table-cell>
          <table:table-cell table:number-columns-repeated="2" office:value-type="float" office:value="46908679" calcext:value-type="float">
            <text:p>4690867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Reproductive period 2-g2 <text:s text:c="1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619330" calcext:value-type="float">
            <text:p>161933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Reproductive period 2-g3 <text:s text:c="1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5219074" calcext:value-type="float">
            <text:p>52190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Reproductive period 2-g4 <text:s text:c="1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10760346" calcext:value-type="float">
            <text:p>107603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Reproductive period 2-g5 <text:s text:c="13"/></text:p>
          </table:table-cell>
          <table:table-cell office:value-type="string" calcext:value-type="string">
            <text:p><text:s/>Gm03 <text:s text:c="7"/></text:p>
          </table:table-cell>
          <table:table-cell office:value-type="string" calcext:value-type="string">
            <text:p><text:s/>N <text:s text:c="12"/></text:p>
          </table:table-cell>
          <table:table-cell table:number-columns-repeated="2" office:value-type="float" office:value="34307749" calcext:value-type="float">
            <text:p>3430774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Reproductive period 2-g6 <text:s text:c="13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38274140" calcext:value-type="float">
            <text:p>382741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Reproductive period 2-g7 <text:s text:c="13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0283306" calcext:value-type="float">
            <text:p>1028330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Reproductive period 2-g8 <text:s text:c="13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6216201" calcext:value-type="float">
            <text:p>1621620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Reproductive period 2-g9 <text:s text:c="13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969495" calcext:value-type="float">
            <text:p>196949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Reproductive period 2-g10 <text:s text:c="12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2639051" calcext:value-type="float">
            <text:p>26390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Reproductive period 2-g11 <text:s text:c="12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6930651" calcext:value-type="float">
            <text:p>69306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Reproductive period 2-g12 <text:s text:c="12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3869308" calcext:value-type="float">
            <text:p>4386930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Reproductive period 2-g13 <text:s text:c="12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9361151" calcext:value-type="float">
            <text:p>936115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Reproductive period 2-g14 <text:s text:c="12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364475" calcext:value-type="float">
            <text:p>436447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Reproductive period 2-g15 <text:s text:c="12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609755" calcext:value-type="float">
            <text:p>160975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Reproductive period 2-g16 <text:s text:c="12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434861" calcext:value-type="float">
            <text:p>24348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Reproductive period 2-g17 <text:s text:c="12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3022299" calcext:value-type="float">
            <text:p>30222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Reproductive period 2-g18 <text:s text:c="12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370182" calcext:value-type="float">
            <text:p>4537018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Plant height 1-g1 <text:s text:c="20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5241170" calcext:value-type="float">
            <text:p>52411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Plant height 1-g2 <text:s text:c="20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4931917" calcext:value-type="float">
            <text:p>149319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Plant height 1-g3 <text:s text:c="20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43004161" calcext:value-type="float">
            <text:p>430041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Plant height 1-g4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9575803" calcext:value-type="float">
            <text:p>957580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Plant height 1-g5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3672912" calcext:value-type="float">
            <text:p>436729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Plant height 1-g6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3862074" calcext:value-type="float">
            <text:p>438620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Plant height 1-g7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7972370" calcext:value-type="float">
            <text:p>797237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Plant height 1-g8 <text:s text:c="20"/></text:p>
          </table:table-cell>
          <table:table-cell office:value-type="string" calcext:value-type="string">
            <text:p><text:s/>Gm11 <text:s text:c="7"/></text:p>
          </table:table-cell>
          <table:table-cell office:value-type="string" calcext:value-type="string">
            <text:p><text:s/>B1 <text:s text:c="11"/></text:p>
          </table:table-cell>
          <table:table-cell table:number-columns-repeated="2" office:value-type="float" office:value="6088565" calcext:value-type="float">
            <text:p>608856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Plant height 1-g9 <text:s text:c="20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133176" calcext:value-type="float">
            <text:p>1331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Plant height 1-g10 <text:s text:c="19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8945837" calcext:value-type="float">
            <text:p>894583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Plant height 1-g11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183652" calcext:value-type="float">
            <text:p>3718365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Plant height 1-g12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37965132" calcext:value-type="float">
            <text:p>3796513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Plant height 1-g13 <text:s text:c="19"/></text:p>
          </table:table-cell>
          <table:table-cell office:value-type="string" calcext:value-type="string">
            <text:p><text:s/>Gm13 <text:s text:c="7"/></text:p>
          </table:table-cell>
          <table:table-cell office:value-type="string" calcext:value-type="string">
            <text:p><text:s/>F <text:s text:c="12"/></text:p>
          </table:table-cell>
          <table:table-cell table:number-columns-repeated="2" office:value-type="float" office:value="44357080" calcext:value-type="float">
            <text:p>4435708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Plant height 1-g14 <text:s text:c="19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48022636" calcext:value-type="float">
            <text:p>480226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Plant height 1-g15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3134912" calcext:value-type="float">
            <text:p>313491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Plant height 1-g16 <text:s text:c="19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25814374" calcext:value-type="float">
            <text:p>258143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Plant height 1-g17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5799540" calcext:value-type="float">
            <text:p>579954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Plant height 1-g18 <text:s text:c="19"/></text:p>
          </table:table-cell>
          <table:table-cell office:value-type="string" calcext:value-type="string">
            <text:p><text:s/>Gm16 <text:s text:c="7"/></text:p>
          </table:table-cell>
          <table:table-cell office:value-type="string" calcext:value-type="string">
            <text:p><text:s/>J <text:s text:c="12"/></text:p>
          </table:table-cell>
          <table:table-cell table:number-columns-repeated="2" office:value-type="float" office:value="29940504" calcext:value-type="float">
            <text:p>2994050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Plant height 1-g19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40051846" calcext:value-type="float">
            <text:p>4005184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Plant height 1-g20 <text:s text:c="19"/></text:p>
          </table:table-cell>
          <table:table-cell office:value-type="string" calcext:value-type="string">
            <text:p><text:s/>Gm17 <text:s text:c="7"/></text:p>
          </table:table-cell>
          <table:table-cell office:value-type="string" calcext:value-type="string">
            <text:p><text:s/>D2 <text:s text:c="11"/></text:p>
          </table:table-cell>
          <table:table-cell table:number-columns-repeated="2" office:value-type="float" office:value="40271844" calcext:value-type="float">
            <text:p>4027184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Plant height 1-g21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4191166" calcext:value-type="float">
            <text:p>5419116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Plant height 1-g22 <text:s text:c="19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6236088" calcext:value-type="float">
            <text:p>5623608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Plant height 1-g23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8602885" calcext:value-type="float">
            <text:p>8602885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Plant height 1-g24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4592957" calcext:value-type="float">
            <text:p>4459295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Plant height 1-g25 <text:s text:c="19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5204029" calcext:value-type="float">
            <text:p>4520402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Plant height 1-g26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76574" calcext:value-type="float">
            <text:p>37657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Plant height 1-g27 <text:s text:c="19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37045242" calcext:value-type="float">
            <text:p>3704524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/>Seed weight 5-g1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2162899" calcext:value-type="float">
            <text:p>12162899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Seed weight 5-g2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15233684" calcext:value-type="float">
            <text:p>152336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Seed weight 5-g3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46801536" calcext:value-type="float">
            <text:p>468015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Seed weight 5-g4 <text:s text:c="21"/></text:p>
          </table:table-cell>
          <table:table-cell office:value-type="string" calcext:value-type="string">
            <text:p><text:s/>Gm04 <text:s text:c="7"/></text:p>
          </table:table-cell>
          <table:table-cell office:value-type="string" calcext:value-type="string">
            <text:p><text:s/>C1 <text:s text:c="11"/></text:p>
          </table:table-cell>
          <table:table-cell table:number-columns-repeated="2" office:value-type="float" office:value="50545592" calcext:value-type="float">
            <text:p>5054559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Seed weight 5-g5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3177947" calcext:value-type="float">
            <text:p>1317794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Seed weight 5-g6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5157653" calcext:value-type="float">
            <text:p>151576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Seed weight 5-g7 <text:s text:c="21"/></text:p>
          </table:table-cell>
          <table:table-cell office:value-type="string" calcext:value-type="string">
            <text:p><text:s/>Gm06 <text:s text:c="7"/></text:p>
          </table:table-cell>
          <table:table-cell office:value-type="string" calcext:value-type="string">
            <text:p><text:s/>C2 <text:s text:c="11"/></text:p>
          </table:table-cell>
          <table:table-cell table:number-columns-repeated="2" office:value-type="float" office:value="15196810" calcext:value-type="float">
            <text:p>15196810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Seed weight 5-g8 <text:s text:c="21"/></text:p>
          </table:table-cell>
          <table:table-cell office:value-type="string" calcext:value-type="string">
            <text:p><text:s/>Gm07 <text:s text:c="7"/></text:p>
          </table:table-cell>
          <table:table-cell office:value-type="string" calcext:value-type="string">
            <text:p><text:s/>M <text:s text:c="12"/></text:p>
          </table:table-cell>
          <table:table-cell table:number-columns-repeated="2" office:value-type="float" office:value="15748998" calcext:value-type="float">
            <text:p>1574899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Seed weight 5-g9 <text:s text:c="21"/></text:p>
          </table:table-cell>
          <table:table-cell office:value-type="string" calcext:value-type="string">
            <text:p><text:s/>Gm08 <text:s text:c="7"/></text:p>
          </table:table-cell>
          <table:table-cell office:value-type="string" calcext:value-type="string">
            <text:p><text:s/>A2 <text:s text:c="11"/></text:p>
          </table:table-cell>
          <table:table-cell table:number-columns-repeated="2" office:value-type="float" office:value="13379353" calcext:value-type="float">
            <text:p>1337935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Seed weight 5-g10 <text:s text:c="20"/></text:p>
          </table:table-cell>
          <table:table-cell office:value-type="string" calcext:value-type="string">
            <text:p><text:s/>Gm09 <text:s text:c="7"/></text:p>
          </table:table-cell>
          <table:table-cell office:value-type="string" calcext:value-type="string">
            <text:p><text:s/>K <text:s text:c="12"/></text:p>
          </table:table-cell>
          <table:table-cell table:number-columns-repeated="2" office:value-type="float" office:value="42841667" calcext:value-type="float">
            <text:p>4284166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Seed weight 5-g11 <text:s text:c="20"/></text:p>
          </table:table-cell>
          <table:table-cell office:value-type="string" calcext:value-type="string">
            <text:p><text:s/>Gm10 <text:s text:c="7"/></text:p>
          </table:table-cell>
          <table:table-cell office:value-type="string" calcext:value-type="string">
            <text:p><text:s/>O <text:s text:c="12"/></text:p>
          </table:table-cell>
          <table:table-cell table:number-columns-repeated="2" office:value-type="float" office:value="37615468" calcext:value-type="float">
            <text:p>37615468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Seed weight 5-g12 <text:s text:c="20"/></text:p>
          </table:table-cell>
          <table:table-cell office:value-type="string" calcext:value-type="string">
            <text:p><text:s/>Gm12 <text:s text:c="7"/></text:p>
          </table:table-cell>
          <table:table-cell office:value-type="string" calcext:value-type="string">
            <text:p><text:s/>H <text:s text:c="12"/></text:p>
          </table:table-cell>
          <table:table-cell table:number-columns-repeated="2" office:value-type="float" office:value="4671136" calcext:value-type="float">
            <text:p>467113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Seed weight 5-g13 <text:s text:c="20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5463172" calcext:value-type="float">
            <text:p>546317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Seed weight 5-g14 <text:s text:c="20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6183917" calcext:value-type="float">
            <text:p>618391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Seed weight 5-g15 <text:s text:c="20"/></text:p>
          </table:table-cell>
          <table:table-cell office:value-type="string" calcext:value-type="string">
            <text:p><text:s/>Gm14 <text:s text:c="7"/></text:p>
          </table:table-cell>
          <table:table-cell office:value-type="string" calcext:value-type="string">
            <text:p><text:s/>B2 <text:s text:c="11"/></text:p>
          </table:table-cell>
          <table:table-cell table:number-columns-repeated="2" office:value-type="float" office:value="6430577" calcext:value-type="float">
            <text:p>6430577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Seed weight 5-g16 <text:s text:c="20"/></text:p>
          </table:table-cell>
          <table:table-cell office:value-type="string" calcext:value-type="string">
            <text:p><text:s/>Gm15 <text:s text:c="7"/></text:p>
          </table:table-cell>
          <table:table-cell office:value-type="string" calcext:value-type="string">
            <text:p><text:s/>E <text:s text:c="12"/></text:p>
          </table:table-cell>
          <table:table-cell table:number-columns-repeated="2" office:value-type="float" office:value="13331794" calcext:value-type="float">
            <text:p>1333179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Seed weight 5-g17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5218902" calcext:value-type="float">
            <text:p>55218902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Seed weight 5-g18 <text:s text:c="20"/></text:p>
          </table:table-cell>
          <table:table-cell office:value-type="string" calcext:value-type="string">
            <text:p><text:s/>Gm18 <text:s text:c="7"/></text:p>
          </table:table-cell>
          <table:table-cell office:value-type="string" calcext:value-type="string">
            <text:p><text:s/>G <text:s text:c="12"/></text:p>
          </table:table-cell>
          <table:table-cell table:number-columns-repeated="2" office:value-type="float" office:value="57242776" calcext:value-type="float">
            <text:p>57242776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Seed weight 5-g19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1205684" calcext:value-type="float">
            <text:p>41205684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<text:s/>Seed weight 5-g20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1336561" calcext:value-type="float">
            <text:p>41336561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Seed weight 5-g21 <text:s text:c="20"/></text:p>
          </table:table-cell>
          <table:table-cell office:value-type="string" calcext:value-type="string">
            <text:p><text:s/>Gm19 <text:s text:c="7"/></text:p>
          </table:table-cell>
          <table:table-cell office:value-type="string" calcext:value-type="string">
            <text:p><text:s/>L <text:s text:c="12"/></text:p>
          </table:table-cell>
          <table:table-cell table:number-columns-repeated="2" office:value-type="float" office:value="43124463" calcext:value-type="float">
            <text:p>43124463</text:p>
          </table:table-cell>
          <table:table-cell office:value-type="string" calcext:value-type="string">
            <text:p><text:s/>Wm82.a2.v1 <text:s text:c="6"/>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Seed weight 5-g22 <text:s text:c="20"/></text:p>
          </table:table-cell>
          <table:table-cell office:value-type="string" calcext:value-type="string">
            <text:p><text:s/>Gm20 <text:s text:c="7"/></text:p>
          </table:table-cell>
          <table:table-cell office:value-type="string" calcext:value-type="string">
            <text:p><text:s/>I <text:s text:c="12"/></text:p>
          </table:table-cell>
          <table:table-cell table:number-columns-repeated="2" office:value-type="float" office:value="477570" calcext:value-type="float">
            <text:p>477570</text:p>
          </table:table-cell>
          <table:table-cell office:value-type="string" calcext:value-type="string">
            <text:p><text:s/>Wm82.a2.v1 <text:s text:c="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7:25:43.488514932</dc:date>
    <meta:editing-duration>PT25S</meta:editing-duration>
    <meta:editing-cycles>1</meta:editing-cycles>
    <meta:document-statistic meta:table-count="1" meta:cell-count="8813" meta:object-count="0"/>
    <meta:generator>LibreOffice/5.1.6.2$Linux_X86_64 LibreOffice_project/10m0$Build-2</meta:generator>
  </office:meta>
</office:document-meta>
</file>